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326.32mm"/>
    </style:style>
    <style:style style:name="co7" style:family="table-column">
      <style:table-column-properties fo:break-before="auto" style:column-width="24.02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113.81mm"/>
    </style:style>
    <style:style style:name="co10" style:family="table-column">
      <style:table-column-properties fo:break-before="auto" style:column-width="48.7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43mm"/>
    </style:style>
    <style:style style:name="co13" style:family="table-column">
      <style:table-column-properties fo:break-before="auto" style:column-width="57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99ff66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0000ff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16" style:family="table-cell" style:parent-style-name="Default">
      <style:table-cell-properties fo:background-color="#cc00cc"/>
      <style:text-properties fo:color="#ffffff" style:font-name="Liberation Sans"/>
    </style:style>
    <style:style style:name="ce17" style:family="table-cell" style:parent-style-name="Default">
      <style:table-cell-properties fo:background-color="#996600"/>
      <style:text-properties style:font-name="Liberation Sans"/>
    </style:style>
    <style:style style:name="ce18" style:family="table-cell" style:parent-style-name="Default">
      <style:text-properties style:font-name="Liberation Sans" fo:font-size="10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" style:family="table-cell" style:parent-style-name="Default">
      <style:table-cell-properties fo:background-color="#ffcc00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99ff66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cc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none" fo:background-color="#993366" fo:border-left="none" fo:border-right="none" fo:border-top="0.06pt solid #000000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3333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66ff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none" fo:background-color="#00ccff" fo:border-left="0.06pt solid #000000" fo:border-right="none" fo:border-top="0.06pt solid #000000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0.06pt solid #000000" fo:background-color="#00ccff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fo:background-color="#00ccff" fo:border-left="0.06pt solid #000000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0.06pt solid #000000" fo:background-color="#00ccff" fo:border-left="0.06pt solid #000000" fo:border-right="none" fo:border-top="none"/>
      <style:text-properties fo:color="#ffffff" style:font-name="Liberation Sans" fo:font-size="10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9966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cc00cc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fo:background-color="#0000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" fo:font-size="10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ext-properties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43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44" style:family="table-cell" style:parent-style-name="Default">
      <style:table-cell-properties fo:background-color="#99ff66"/>
      <style:text-properties style:font-name="Liberation Sans"/>
    </style:style>
    <style:style style:name="ce45" style:family="table-cell" style:parent-style-name="Default">
      <style:table-cell-properties fo:background-color="#ffcc00"/>
      <style:text-properties style:font-name="Liberation Sans"/>
    </style:style>
    <style:style style:name="ce46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47" style:family="table-cell" style:parent-style-name="Default">
      <style:table-cell-properties fo:border-bottom="none" fo:background-color="#993366" fo:border-left="none" fo:border-right="none" fo:border-top="0.06pt solid #000000"/>
      <style:text-properties fo:color="#ffffff" style:font-name="Liberation Sans"/>
    </style:style>
    <style:style style:name="ce48" style:family="table-cell" style:parent-style-name="Default">
      <style:table-cell-properties fo:background-color="#ff3333"/>
      <style:text-properties style:font-name="Liberation Sans"/>
    </style:style>
    <style:style style:name="ce49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50" style:family="table-cell" style:parent-style-name="Default">
      <style:table-cell-properties fo:background-color="#66ffff"/>
      <style:text-properties style:font-name="Liberation Sans"/>
    </style:style>
    <style:style style:name="ce51" style:family="table-cell" style:parent-style-name="Default">
      <style:table-cell-properties fo:border-bottom="none" fo:background-color="#00ccff" fo:border-left="none" fo:border-right="none" fo:border-top="0.06pt solid #000000"/>
      <style:text-properties fo:color="#000000" style:font-name="Liberation Sans"/>
    </style:style>
    <style:style style:name="ce52" style:family="table-cell" style:parent-style-name="Default">
      <style:table-cell-properties fo:border-bottom="0.06pt solid #000000" fo:background-color="#00ccff" fo:border-left="none" fo:border-right="none" fo:border-top="none"/>
      <style:text-properties style:font-name="Liberation Sans"/>
    </style:style>
    <style:style style:name="ce53" style:family="table-cell" style:parent-style-name="Default">
      <style:table-cell-properties fo:border-bottom="none" fo:background-color="#00ccff" fo:border-left="none" fo:border-right="none" fo:border-top="0.06pt solid #000000"/>
      <style:text-properties style:font-name="Liberation Sans"/>
    </style:style>
    <style:style style:name="ce54" style:family="table-cell" style:parent-style-name="Default">
      <style:table-cell-properties fo:border-bottom="0.06pt solid #000000" fo:background-color="#00ccff" fo:border-left="none" fo:border-right="none" fo:border-top="none"/>
      <style:text-properties fo:color="#ffffff" style:font-name="Liberation Sans"/>
    </style:style>
    <style:style style:name="ce55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56" style:family="table-cell" style:parent-style-name="Default">
      <style:table-cell-properties fo:background-color="#0000ff"/>
      <style:text-properties style:font-name="Liberation Sans"/>
    </style:style>
    <style:style style:name="ce57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style:font-name="Liberation Sans"/>
    </style:style>
    <style:style style:name="ce58" style:family="table-cell" style:parent-style-name="Default">
      <style:text-properties style:font-name="Liberation Sans"/>
    </style:style>
    <style:style style:name="ce59" style:family="table-cell" style:parent-style-name="Default">
      <style:table-cell-properties fo:border-bottom="none" fo:background-color="#00ccff" fo:border-left="none" fo:border-right="0.06pt solid #000000" fo:border-top="0.06pt solid #000000"/>
      <style:text-properties fo:color="#000000" style:font-name="Liberation Sans"/>
    </style:style>
    <style:style style:name="ce60" style:family="table-cell" style:parent-style-name="Default">
      <style:table-cell-properties fo:border-bottom="0.06pt solid #000000" fo:background-color="#00ccff" fo:border-left="none" fo:border-right="0.06pt solid #000000" fo:border-top="none"/>
      <style:text-properties style:font-name="Liberation Sans"/>
    </style:style>
    <style:style style:name="ce61" style:family="table-cell" style:parent-style-name="Default">
      <style:table-cell-properties fo:border-bottom="none" fo:background-color="#00ccff" fo:border-left="none" fo:border-right="0.06pt solid #000000" fo:border-top="0.06pt solid #000000"/>
      <style:text-properties style:font-name="Liberation Sans"/>
    </style:style>
    <style:style style:name="ce62" style:family="table-cell" style:parent-style-name="Default">
      <style:table-cell-properties fo:border-bottom="0.06pt solid #000000" fo:background-color="#00ccff" fo:border-left="none" fo:border-right="0.06pt solid #000000" fo:border-top="none"/>
      <style:text-properties fo:color="#000000" style:font-name="Liberation Sans"/>
    </style:style>
    <style:style style:name="ce63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fo:color="#000000" style:font-name="Liberation Sans"/>
    </style:style>
    <style:style style:name="ce64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font-name="Liberation Sans"/>
    </style:style>
    <style:style style:name="ce6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style:font-name="Liberation Sans"/>
    </style:style>
    <style:style style:name="ce66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69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70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75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7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ans"/>
    </style:style>
    <style:style style:name="ce78" style:family="table-cell" style:parent-style-name="Default" style:data-style-name="N61"/>
    <style:style style:name="ce79" style:family="table-cell" style:parent-style-name="Default">
      <style:table-cell-properties fo:border-bottom="0.06pt solid #000000" fo:background-color="#ff33ff" fo:border-left="none" fo:border-right="none" fo:border-top="none"/>
      <style:text-properties style:font-name="Liberation Sans"/>
    </style:style>
    <style:style style:name="ce80" style:family="table-cell" style:parent-style-name="Default">
      <style:table-cell-properties fo:background-color="#ff33ff"/>
      <style:text-properties style:use-window-font-color="true" style:font-name="Liberation Sans"/>
    </style:style>
    <style:style style:name="ce81" style:family="table-cell" style:parent-style-name="Default">
      <style:table-cell-properties fo:background-color="#ff33ff"/>
      <style:text-properties style:font-name="Liberation Sans"/>
    </style:style>
    <style:style style:name="T1" style:family="text">
      <style:text-properties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2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fo:color="#000000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Mapping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1" table:number-columns-repeated="1009" table:default-cell-style-name="ce58"/>
        <table:table-row table:style-name="ro1">
          <table:table-cell table:style-name="ce1" office:value-type="string" calcext:value-type="string">
            <text:p><text:span text:style-name="T1">Sub-system</text:span></text:p>
          </table:table-cell>
          <table:table-cell table:style-name="ce18" office:value-type="string" calcext:value-type="string">
            <text:p>Reaction name_PDF</text:p>
          </table:table-cell>
          <table:table-cell table:style-name="ce41" office:value-type="string" calcext:value-type="string">
            <text:p>Reaction name KM</text:p>
          </table:table-cell>
          <table:table-cell table:style-name="ce41" office:value-type="string" calcext:value-type="string">
            <text:p>Kinetic_Reaction</text:p>
          </table:table-cell>
          <table:table-cell table:style-name="ce41" office:value-type="string" calcext:value-type="string">
            <text:p>Stochiometric_R_NAME</text:p>
          </table:table-cell>
          <table:table-cell table:style-name="ce41" office:value-type="string" calcext:value-type="string">
            <text:p>Stochiometric_Reaction</text:p>
          </table:table-cell>
          <table:table-cell/>
          <table:table-cell table:style-name="ce41" office:value-type="string" calcext:value-type="string">
            <text:p>Comment</text:p>
          </table:table-cell>
          <table:table-cell table:style-name="ce41" office:value-type="string" calcext:value-type="string">
            <text:p>Stochiometric_Name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pan text:style-name="T2">-</text:span></text:p>
          </table:table-cell>
          <table:table-cell table:style-name="ce19" office:value-type="string" calcext:value-type="string">
            <text:p>GLC_feed</text:p>
          </table:table-cell>
          <table:table-cell table:style-name="ce19" office:value-type="string" calcext:value-type="string">
            <text:p>_GLC_FEED</text:p>
          </table:table-cell>
          <table:table-cell table:style-name="ce19" office:value-type="string" calcext:value-type="string">
            <text:p>-&gt; GLCx</text:p>
          </table:table-cell>
          <table:table-cell table:style-name="ce19" office:value-type="string" calcext:value-type="string">
            <text:p>R_EX_glc_LPAREN_e_RPAREN_</text:p>
          </table:table-cell>
          <table:table-cell table:style-name="ce19" office:value-type="string" calcext:value-type="string">
            <text:p>D-Glucose{Extracellular} = </text:p>
          </table:table-cell>
          <table:table-cell table:style-name="ce19" office:value-type="string" calcext:value-type="string">
            <text:p>V</text:p>
          </table:table-cell>
          <table:table-cell table:style-name="ce67" office:value-type="string" calcext:value-type="string">
            <text:p>It’s reversed</text:p>
          </table:table-cell>
          <table:table-cell table:style-name="ce73" office:value-type="string" calcext:value-type="string">
            <text:p>D-Glucose exchang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pan text:style-name="T2">-</text:span></text:p>
          </table:table-cell>
          <table:table-cell table:style-name="ce20" office:value-type="string" calcext:value-type="string">
            <text:p><text:span text:style-name="T6">ACE_OUT</text:span></text:p>
          </table:table-cell>
          <table:table-cell table:style-name="ce42" office:value-type="string" calcext:value-type="string">
            <text:p>_ACE_OUT</text:p>
          </table:table-cell>
          <table:table-cell table:style-name="ce42" office:value-type="string" calcext:value-type="string">
            <text:p>ACEx -&gt; </text:p>
          </table:table-cell>
          <table:table-cell table:style-name="ce42" office:value-type="string" calcext:value-type="string">
            <text:p>R_EX_ac_LPAREN_e_RPAREN_</text:p>
          </table:table-cell>
          <table:table-cell table:style-name="ce42" office:value-type="string" calcext:value-type="string">
            <text:p>Acetate{Extracellular} = </text:p>
          </table:table-cell>
          <table:table-cell table:style-name="ce42" office:value-type="string" calcext:value-type="string">
            <text:p>V</text:p>
          </table:table-cell>
          <table:table-cell table:style-name="ce68" office:value-type="string" calcext:value-type="string">
            <text:p>same</text:p>
          </table:table-cell>
          <table:table-cell table:style-name="ce73" office:value-type="string" calcext:value-type="string">
            <text:p>Acetate exchang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4">
            <text:p><text:span text:style-name="T3">Exchange reactions</text:span></text:p>
          </table:table-cell>
          <table:table-cell table:style-name="ce21" office:value-type="string" calcext:value-type="string">
            <text:p><text:span text:style-name="T6">XCH_GLC</text:span></text:p>
          </table:table-cell>
          <table:table-cell table:style-name="ce43" office:value-type="string" calcext:value-type="string">
            <text:p>XCH_GLC</text:p>
          </table:table-cell>
          <table:table-cell table:style-name="ce43" office:value-type="string" calcext:value-type="string">
            <text:p>GLCx = GLCp</text:p>
          </table:table-cell>
          <table:table-cell table:style-name="ce43" office:value-type="string" calcext:value-type="string">
            <text:p>R_GLCtexi</text:p>
          </table:table-cell>
          <table:table-cell table:style-name="ce43" office:value-type="string" calcext:value-type="string">
            <text:p>D-Glucose{Extracellular} -&gt; D-Glucose{Periplasm}</text:p>
          </table:table-cell>
          <table:table-cell table:style-name="ce43" office:value-type="string" calcext:value-type="string">
            <text:p>V</text:p>
          </table:table-cell>
          <table:table-cell table:style-name="ce69" office:value-type="string" calcext:value-type="string">
            <text:p>same</text:p>
          </table:table-cell>
          <table:table-cell table:style-name="ce74" office:value-type="string" calcext:value-type="string">
            <text:p>D-glucose transport via diffusion (extracellular to periplasm) irreversibl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2" office:value-type="string" calcext:value-type="string">
            <text:p><text:span text:style-name="T7">XCH_P</text:span></text:p>
          </table:table-cell>
          <table:table-cell table:style-name="ce44" office:value-type="string" calcext:value-type="string">
            <text:p>XCH_P</text:p>
          </table:table-cell>
          <table:table-cell table:style-name="ce44" office:value-type="string" calcext:value-type="string">
            <text:p>Px = Pp</text:p>
          </table:table-cell>
          <table:table-cell table:style-name="ce44" office:value-type="string" calcext:value-type="string">
            <text:p>R_PItex</text:p>
          </table:table-cell>
          <table:table-cell table:style-name="ce44" office:value-type="string" calcext:value-type="string">
            <text:p>Phosphate{Extracellular} = Phosphate{Periplasm}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phosphate transport via diffusion (extracellular to periplasm)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3" office:value-type="string" calcext:value-type="string">
            <text:p><text:span text:style-name="T6">XCH_ACE</text:span></text:p>
          </table:table-cell>
          <table:table-cell table:style-name="ce45" office:value-type="string" calcext:value-type="string">
            <text:p>XCH_ACE1</text:p>
          </table:table-cell>
          <table:table-cell table:style-name="ce45" office:value-type="string" calcext:value-type="string">
            <text:p>ACE = ACEp</text:p>
          </table:table-cell>
          <table:table-cell table:style-name="ce45" office:value-type="string" calcext:value-type="string">
            <text:p>R_ACt2rpp</text:p>
          </table:table-cell>
          <table:table-cell table:style-name="ce45" office:value-type="string" calcext:value-type="string">
            <text:p>Acetate{Periplasm} + H+{Periplasm} = Acetate{Cytoplasm} + H+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2*H+</text:p>
          </table:table-cell>
          <table:table-cell table:style-name="ce75" office:value-type="string" calcext:value-type="string">
            <text:p>acetate reversible transport via proton symport (periplasm)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4" office:value-type="string" calcext:value-type="string">
            <text:p><text:span text:style-name="T6">XCH_ACE</text:span></text:p>
          </table:table-cell>
          <table:table-cell table:style-name="ce46" office:value-type="string" calcext:value-type="string">
            <text:p>XCH_ACE2</text:p>
          </table:table-cell>
          <table:table-cell table:style-name="ce46" office:value-type="string" calcext:value-type="string">
            <text:p>ACEp = ACEx</text:p>
          </table:table-cell>
          <table:table-cell table:style-name="ce46" office:value-type="string" calcext:value-type="string">
            <text:p>R_ACACtex</text:p>
          </table:table-cell>
          <table:table-cell table:style-name="ce46" office:value-type="string" calcext:value-type="string">
            <text:p>Acetate{Extracellular} = Acetate{Periplasm}</text:p>
          </table:table-cell>
          <table:table-cell table:style-name="ce46" office:value-type="string" calcext:value-type="string">
            <text:p>X</text:p>
          </table:table-cell>
          <table:table-cell table:style-name="ce70" office:value-type="string" calcext:value-type="string">
            <text:p>It’s reversed</text:p>
          </table:table-cell>
          <table:table-cell table:style-name="ce76" office:value-type="string" calcext:value-type="string">
            <text:p>Acetate transport via diffusion (extracellular to periplasm)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5">
            <text:p><text:span text:style-name="T3">Glucose uptake</text:span></text:p>
          </table:table-cell>
          <table:table-cell table:style-name="ce25" office:value-type="string" calcext:value-type="string">
            <text:p><text:span text:style-name="T6">PTS_0</text:span></text:p>
          </table:table-cell>
          <table:table-cell table:style-name="ce47" office:value-type="string" calcext:value-type="string">
            <text:p>PTS_0</text:p>
          </table:table-cell>
          <table:table-cell table:style-name="ce47" office:value-type="string" calcext:value-type="string">
            <text:p>ei + PEP = eiP + PYR</text:p>
          </table:table-cell>
          <table:table-cell table:style-name="ce15" office:value-type="string" calcext:value-type="string">
            <text:p>R_GLCptspp</text:p>
          </table:table-cell>
          <table:table-cell table:style-name="ce15" office:value-type="string" calcext:value-type="string">
            <text:p>Phosphoenolpyruvate + D-Glucose{Periplasm} -&gt; "D-Glucose 6-phosphate"{Cytoplasm} + Pyruvate{Cytoplasm}</text:p>
          </table:table-cell>
          <table:table-cell table:style-name="ce47" office:value-type="string" calcext:value-type="string">
            <text:p>XX</text:p>
          </table:table-cell>
          <table:table-cell table:style-name="ce70" office:value-type="string" calcext:value-type="string">
            <text:p>PTS_0+PTS_4</text:p>
          </table:table-cell>
          <table:table-cell table:style-name="ce76" office:value-type="string" calcext:value-type="string">
            <text:p>D-glucose transport via PEP:Pyr PTS (periplasm)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6" office:value-type="string" calcext:value-type="string">
            <text:p><text:span text:style-name="T6">PTS_1</text:span></text:p>
          </table:table-cell>
          <table:table-cell table:style-name="ce48" office:value-type="string" calcext:value-type="string">
            <text:p>PTS_1</text:p>
          </table:table-cell>
          <table:table-cell table:style-name="ce48" office:value-type="string" calcext:value-type="string">
            <text:p>hpr + eiP = hprP + ei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PTS_1</text:p>
          </table:table-cell>
          <table:table-cell office:value-type="float" office:value="0.00000129627471144947" calcext:value-type="float">
            <text:p>1.29627471144947E-06</text:p>
          </table:table-cell>
          <table:table-cell office:value-type="float" office:value="0.230029542349426" calcext:value-type="float">
            <text:p>0.2300295423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6" office:value-type="string" calcext:value-type="string">
            <text:p><text:span text:style-name="T6">PTS_2</text:span></text:p>
          </table:table-cell>
          <table:table-cell table:style-name="ce48" office:value-type="string" calcext:value-type="string">
            <text:p>PTS_2</text:p>
          </table:table-cell>
          <table:table-cell table:style-name="ce48" office:value-type="string" calcext:value-type="string">
            <text:p>eiia + hprP = eiiaP + hpr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PTS_2</text:p>
          </table:table-cell>
          <table:table-cell office:value-type="float" office:value="0.00000129627478044527" calcext:value-type="float">
            <text:p>1.29627478044527E-06</text:p>
          </table:table-cell>
          <table:table-cell office:value-type="float" office:value="0.230029173579563" calcext:value-type="float">
            <text:p>0.2300291736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6" office:value-type="string" calcext:value-type="string">
            <text:p><text:span text:style-name="T6">PTS_3</text:span></text:p>
          </table:table-cell>
          <table:table-cell table:style-name="ce48" office:value-type="string" calcext:value-type="string">
            <text:p>PTS_3</text:p>
          </table:table-cell>
          <table:table-cell table:style-name="ce48" office:value-type="string" calcext:value-type="string">
            <text:p>eiicb + eiiaP = eiicbP + eii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PTS_3</text:p>
          </table:table-cell>
          <table:table-cell office:value-type="float" office:value="0.00000129629329486907" calcext:value-type="float">
            <text:p>1.29629329486907E-06</text:p>
          </table:table-cell>
          <table:table-cell office:value-type="float" office:value="0.230009210310891" calcext:value-type="float">
            <text:p>0.2300092103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7" office:value-type="string" calcext:value-type="string">
            <text:p><text:span text:style-name="T6">PTS_4</text:span></text:p>
          </table:table-cell>
          <table:table-cell table:style-name="ce15" office:value-type="string" calcext:value-type="string">
            <text:p>PTS_4</text:p>
          </table:table-cell>
          <table:table-cell table:style-name="ce15" office:value-type="string" calcext:value-type="string">
            <text:p>GLCp + eiicbP = G6P + eiicb</text:p>
          </table:table-cell>
          <table:table-cell table:style-name="ce15" office:value-type="string" calcext:value-type="string">
            <text:p>R_GLCptspp</text:p>
          </table:table-cell>
          <table:table-cell table:style-name="ce15" office:value-type="string" calcext:value-type="string">
            <text:p>Phosphoenolpyruvate + D-Glucose{Periplasm} -&gt; "D-Glucose 6-phosphate"{Cytoplasm} + Pyruvate{Cytoplasm}</text:p>
          </table:table-cell>
          <table:table-cell table:style-name="ce15" office:value-type="string" calcext:value-type="string">
            <text:p>XX</text:p>
          </table:table-cell>
          <table:table-cell table:style-name="ce70" office:value-type="string" calcext:value-type="string">
            <text:p>PTS_0+PTS_4</text:p>
          </table:table-cell>
          <table:table-cell table:style-name="ce76" office:value-type="string" calcext:value-type="string">
            <text:p>D-glucose transport via PEP:Pyr PTS (periplasm)</text:p>
          </table:table-cell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2962933027342E-06</text:p>
          </table:table-cell>
          <table:table-cell office:value-type="float" office:value="0.230009204891174" calcext:value-type="float">
            <text:p>0.230009204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<text:span text:style-name="T3">Phosphate uptake</text:span></text:p>
          </table:table-cell>
          <table:table-cell table:style-name="ce20" office:value-type="string" calcext:value-type="string">
            <text:p><text:span text:style-name="T7">PIT</text:span></text:p>
          </table:table-cell>
          <table:table-cell table:style-name="ce42" office:value-type="string" calcext:value-type="string">
            <text:p>PIT</text:p>
          </table:table-cell>
          <table:table-cell table:style-name="ce42" office:value-type="string" calcext:value-type="string">
            <text:p>Pp + Hout = P + Hin; <text:s/>Hout Hin</text:p>
          </table:table-cell>
          <table:table-cell table:style-name="ce42" office:value-type="string" calcext:value-type="string">
            <text:p>R_PIt2rpp</text:p>
          </table:table-cell>
          <table:table-cell table:style-name="ce42" office:value-type="string" calcext:value-type="string">
            <text:p>H+{Periplasm} + Phosphate{Periplasm} = H+{Cytoplasm} + Phosphate{Cytoplasm}</text:p>
          </table:table-cell>
          <table:table-cell table:style-name="ce42" office:value-type="string" calcext:value-type="string">
            <text:p>V</text:p>
          </table:table-cell>
          <table:table-cell table:style-name="ce68" office:value-type="string" calcext:value-type="string">
            <text:p>same</text:p>
          </table:table-cell>
          <table:table-cell table:style-name="ce73" office:value-type="string" calcext:value-type="string">
            <text:p>phosphate reversible transport via symport (periplasm)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12">
            <text:p><text:span text:style-name="T3">Glycolysis &amp; gluconeogenesis</text:span></text:p>
          </table:table-cell>
          <table:table-cell table:style-name="ce21" office:value-type="string" calcext:value-type="string">
            <text:p><text:span text:style-name="T7">PGI</text:span></text:p>
          </table:table-cell>
          <table:table-cell table:style-name="ce43" office:value-type="string" calcext:value-type="string">
            <text:p>PGI</text:p>
          </table:table-cell>
          <table:table-cell table:style-name="ce43" office:value-type="string" calcext:value-type="string">
            <text:p>G6P = F6P; <text:s/>PEP PGN</text:p>
          </table:table-cell>
          <table:table-cell table:style-name="ce43" office:value-type="string" calcext:value-type="string">
            <text:p>R_PGI</text:p>
          </table:table-cell>
          <table:table-cell table:style-name="ce43" office:value-type="string" calcext:value-type="string">
            <text:p>"D-Glucose 6-phosphate"{Cytoplasm} = "D-Fructose 6-phosphate"{Cytoplasm}</text:p>
          </table:table-cell>
          <table:table-cell table:style-name="ce43" office:value-type="string" calcext:value-type="string">
            <text:p>V</text:p>
          </table:table-cell>
          <table:table-cell table:style-name="ce69" office:value-type="string" calcext:value-type="string">
            <text:p>same</text:p>
          </table:table-cell>
          <table:table-cell table:style-name="ce74" office:value-type="string" calcext:value-type="string">
            <text:p>glucose-6-phosphate isomeras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6">PFK</text:span></text:p>
          </table:table-cell>
          <table:table-cell table:style-name="ce44" office:value-type="string" calcext:value-type="string">
            <text:p>PFK</text:p>
          </table:table-cell>
          <table:table-cell table:style-name="ce44" office:value-type="string" calcext:value-type="string">
            <text:p>ATP + F6P = ADP + FDP; <text:s/>PEP MgADP MgATP</text:p>
          </table:table-cell>
          <table:table-cell table:style-name="ce44" office:value-type="string" calcext:value-type="string">
            <text:p>R_PFK</text:p>
          </table:table-cell>
          <table:table-cell table:style-name="ce44" office:value-type="string" calcext:value-type="string">
            <text:p>ATP + "D-Fructose 6-phosphate"{Cytoplasm} -&gt; ADP + "D-Fructose 1,6-bisphosphate" + H+{Cytoplasm}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phosphofructokinas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FBP</text:span></text:p>
          </table:table-cell>
          <table:table-cell table:style-name="ce45" office:value-type="string" calcext:value-type="string">
            <text:p>FBP</text:p>
          </table:table-cell>
          <table:table-cell table:style-name="ce45" office:value-type="string" calcext:value-type="string">
            <text:p>FDP -&gt; F6P + P; <text:s/>AMP MG MgFDP</text:p>
          </table:table-cell>
          <table:table-cell table:style-name="ce45" office:value-type="string" calcext:value-type="string">
            <text:p>R_FBP</text:p>
          </table:table-cell>
          <table:table-cell table:style-name="ce45" office:value-type="string" calcext:value-type="string">
            <text:p>"D-Fructose 1,6-bisphosphate" + H2O{Cytoplasm} -&gt; "D-Fructose 6-phosphate"{Cytoplasm} + Phosph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fructose-bisphosphatase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7">FBA</text:span></text:p>
          </table:table-cell>
          <table:table-cell table:style-name="ce44" office:value-type="string" calcext:value-type="string">
            <text:p>FBA</text:p>
          </table:table-cell>
          <table:table-cell table:style-name="ce44" office:value-type="string" calcext:value-type="string">
            <text:p>FDP = DAP + GAP; <text:s/>PEP</text:p>
          </table:table-cell>
          <table:table-cell table:style-name="ce44" office:value-type="string" calcext:value-type="string">
            <text:p>R_FBA</text:p>
          </table:table-cell>
          <table:table-cell table:style-name="ce44" office:value-type="string" calcext:value-type="string">
            <text:p>"D-Fructose 1,6-bisphosphate" = "Dihydroxyacetone phosphate" + "Glyceraldehyde 3-phosphate"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fructose-bisphosphate aldolas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7">TPI</text:span></text:p>
          </table:table-cell>
          <table:table-cell table:style-name="ce44" office:value-type="string" calcext:value-type="string">
            <text:p>TPI</text:p>
          </table:table-cell>
          <table:table-cell table:style-name="ce44" office:value-type="string" calcext:value-type="string">
            <text:p>DAP = GAP</text:p>
          </table:table-cell>
          <table:table-cell table:style-name="ce44" office:value-type="string" calcext:value-type="string">
            <text:p>R_TPI</text:p>
          </table:table-cell>
          <table:table-cell table:style-name="ce44" office:value-type="string" calcext:value-type="string">
            <text:p>"Dihydroxyacetone phosphate" = "Glyceraldehyde 3-phosphate"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triose-phosphate isomeras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GDH</text:span></text:p>
          </table:table-cell>
          <table:table-cell table:style-name="ce45" office:value-type="string" calcext:value-type="string">
            <text:p>GDH</text:p>
          </table:table-cell>
          <table:table-cell table:style-name="ce45" office:value-type="string" calcext:value-type="string">
            <text:p>GAP + NAD + P = BPG + NADH</text:p>
          </table:table-cell>
          <table:table-cell table:style-name="ce45" office:value-type="string" calcext:value-type="string">
            <text:p>R_GAPD</text:p>
          </table:table-cell>
          <table:table-cell table:style-name="ce45" office:value-type="string" calcext:value-type="string">
            <text:p>"Glyceraldehyde 3-phosphate" + "Nicotinamide adenine dinucleotide" + Phosphate{Cytoplasm} = "3-Phospho-D-glyceroyl phosphate" + H+{Cytoplasm} + "Nicotinamide adenine dinucleotide - reduced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75" office:value-type="string" calcext:value-type="string">
            <text:p>glyceraldehyde-3-phosphate dehydrogenase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GK</text:span></text:p>
          </table:table-cell>
          <table:table-cell table:style-name="ce45" office:value-type="string" calcext:value-type="string">
            <text:p>PGK</text:p>
          </table:table-cell>
          <table:table-cell table:style-name="ce45" office:value-type="string" calcext:value-type="string">
            <text:p>ADP + BPG = ATP + PGA3; <text:s/>MgADP MgATP</text:p>
          </table:table-cell>
          <table:table-cell table:style-name="ce45" office:value-type="string" calcext:value-type="string">
            <text:p>R_PGK</text:p>
          </table:table-cell>
          <table:table-cell table:style-name="ce45" office:value-type="string" calcext:value-type="string">
            <text:p>3-Phospho-D-glycerate + ATP = "3-Phospho-D-glyceroyl phosphate" + ADP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5" office:value-type="string" calcext:value-type="string">
            <text:p>phosphoglycerate kinase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GPM</text:span></text:p>
          </table:table-cell>
          <table:table-cell table:style-name="ce45" office:value-type="string" calcext:value-type="string">
            <text:p>GPM</text:p>
          </table:table-cell>
          <table:table-cell table:style-name="ce45" office:value-type="string" calcext:value-type="string">
            <text:p>PGA3 = PGA2</text:p>
          </table:table-cell>
          <table:table-cell table:style-name="ce45" office:value-type="string" calcext:value-type="string">
            <text:p>R_PGM</text:p>
          </table:table-cell>
          <table:table-cell table:style-name="ce45" office:value-type="string" calcext:value-type="string">
            <text:p>"D-Glycerate 2-phosphate" = 3-Phospho-D-glycer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5" office:value-type="string" calcext:value-type="string">
            <text:p>phosphoglycerate mutase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ENO</text:span></text:p>
          </table:table-cell>
          <table:table-cell table:style-name="ce45" office:value-type="string" calcext:value-type="string">
            <text:p>ENO</text:p>
          </table:table-cell>
          <table:table-cell table:style-name="ce45" office:value-type="string" calcext:value-type="string">
            <text:p>PGA2 = PEP</text:p>
          </table:table-cell>
          <table:table-cell table:style-name="ce45" office:value-type="string" calcext:value-type="string">
            <text:p>R_ENO</text:p>
          </table:table-cell>
          <table:table-cell table:style-name="ce45" office:value-type="string" calcext:value-type="string">
            <text:p>"D-Glycerate 2-phosphate" = H2O{Cytoplasm} + Phosphoenolpyruv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enolase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YK</text:span></text:p>
          </table:table-cell>
          <table:table-cell table:style-name="ce45" office:value-type="string" calcext:value-type="string">
            <text:p>PYK</text:p>
          </table:table-cell>
          <table:table-cell table:style-name="ce45" office:value-type="string" calcext:value-type="string">
            <text:p>ADP + PEP -&gt; ATP + PYR; <text:s/>FDP G6P GL6P MgADP MgATP R5P RU5P S7P SUCCOA X5P</text:p>
          </table:table-cell>
          <table:table-cell table:style-name="ce45" office:value-type="string" calcext:value-type="string">
            <text:p>R_PYK</text:p>
          </table:table-cell>
          <table:table-cell table:style-name="ce45" office:value-type="string" calcext:value-type="string">
            <text:p>ADP + H+{Cytoplasm} + Phosphoenolpyruvate -&gt; ATP + Pyruv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75" office:value-type="string" calcext:value-type="string">
            <text:p>pyruvate kinase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PS</text:span></text:p>
          </table:table-cell>
          <table:table-cell table:style-name="ce45" office:value-type="string" calcext:value-type="string">
            <text:p>PPS</text:p>
          </table:table-cell>
          <table:table-cell table:style-name="ce45" office:value-type="string" calcext:value-type="string">
            <text:p>ATP + PYR = AMP + PEP + P; <text:s/>ADP AKG OAA MG MgADP MgATP</text:p>
          </table:table-cell>
          <table:table-cell table:style-name="ce45" office:value-type="string" calcext:value-type="string">
            <text:p>R_PPS</text:p>
          </table:table-cell>
          <table:table-cell table:style-name="ce45" office:value-type="string" calcext:value-type="string">
            <text:p>ATP + H2O{Cytoplasm} + Pyruvate{Cytoplasm} -&gt; AMP{Cytoplasm} + 2 * H+{Cytoplasm} + Phosphoenolpyruvate + Phosph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 and 2*H+</text:p>
          </table:table-cell>
          <table:table-cell table:style-name="ce75" office:value-type="string" calcext:value-type="string">
            <text:p>phosphoenolpyruvate synthase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<text:span text:style-name="T7">PDH</text:span></text:p>
          </table:table-cell>
          <table:table-cell table:style-name="ce46" office:value-type="string" calcext:value-type="string">
            <text:p>PDH</text:p>
          </table:table-cell>
          <table:table-cell table:style-name="ce46" office:value-type="string" calcext:value-type="string">
            <text:p>COA + NAD + PYR = ACCOA + NADH + HCO3</text:p>
          </table:table-cell>
          <table:table-cell table:style-name="ce46" office:value-type="string" calcext:value-type="string">
            <text:p>R_PDH</text:p>
          </table:table-cell>
          <table:table-cell table:style-name="ce46" office:value-type="string" calcext:value-type="string">
            <text:p>"Coenzyme A" + "Nicotinamide adenine dinucleotide" + Pyruvate{Cytoplasm} -&gt; Acetyl-CoA + CO2{Cytoplasm} + "Nicotinamide adenine dinucleotide - reduced"</text:p>
          </table:table-cell>
          <table:table-cell table:style-name="ce46" office:value-type="string" calcext:value-type="string">
            <text:p>X</text:p>
          </table:table-cell>
          <table:table-cell table:style-name="ce70" office:value-type="string" calcext:value-type="string">
            <text:p>HCO3 → CO2</text:p>
          </table:table-cell>
          <table:table-cell table:style-name="ce76" office:value-type="string" calcext:value-type="string">
            <text:p>pyruvate dehydrogenase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12">
            <text:p><text:span text:style-name="T3">PP pathway</text:span></text:p>
          </table:table-cell>
          <table:table-cell table:style-name="ce28" office:value-type="string" calcext:value-type="string">
            <text:p><text:span text:style-name="T7">ZWF</text:span></text:p>
          </table:table-cell>
          <table:table-cell table:style-name="ce49" office:value-type="string" calcext:value-type="string">
            <text:p>ZWF</text:p>
          </table:table-cell>
          <table:table-cell table:style-name="ce49" office:value-type="string" calcext:value-type="string">
            <text:p>G6P + NADP = GL6P + NADPH</text:p>
          </table:table-cell>
          <table:table-cell table:style-name="ce49" office:value-type="string" calcext:value-type="string">
            <text:p>R_G6PDH2r</text:p>
          </table:table-cell>
          <table:table-cell table:style-name="ce49" office:value-type="string" calcext:value-type="string">
            <text:p>"D-Glucose 6-phosphate"{Cytoplasm} + "Nicotinamide adenine dinucleotide phosphate" = 6-phospho-D-glucono-1,5-lactone + H+{Cytoplasm} + "Nicotinamide adenine dinucleotide phosphate - reduced"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plus H+</text:p>
          </table:table-cell>
          <table:table-cell table:style-name="ce74" office:value-type="string" calcext:value-type="string">
            <text:p>glucose 6-phosphate dehydrogenase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9" office:value-type="string" calcext:value-type="string">
            <text:p><text:span text:style-name="T7">PGL</text:span></text:p>
          </table:table-cell>
          <table:table-cell table:style-name="ce50" office:value-type="string" calcext:value-type="string">
            <text:p>PGL</text:p>
          </table:table-cell>
          <table:table-cell table:style-name="ce50" office:value-type="string" calcext:value-type="string">
            <text:p>GL6P = PGN; <text:s/>G6P</text:p>
          </table:table-cell>
          <table:table-cell table:style-name="ce50" office:value-type="string" calcext:value-type="string">
            <text:p>R_PGL</text:p>
          </table:table-cell>
          <table:table-cell table:style-name="ce50" office:value-type="string" calcext:value-type="string">
            <text:p>6-phospho-D-glucono-1,5-lactone + H2O{Cytoplasm} -&gt; 6-Phospho-D-gluconate + H+{Cytoplasm}</text:p>
          </table:table-cell>
          <table:table-cell table:style-name="ce50" office:value-type="string" calcext:value-type="string">
            <text:p>X</text:p>
          </table:table-cell>
          <table:table-cell office:value-type="string" calcext:value-type="string">
            <text:p>same as GL6P_HYDRO plus H2O and H+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9" office:value-type="string" calcext:value-type="string">
            <text:p><text:span text:style-name="T6">GL6P_HYDRO</text:span></text:p>
          </table:table-cell>
          <table:table-cell table:style-name="ce50" office:value-type="string" calcext:value-type="string">
            <text:p>GL6P_HYDROLYSIS</text:p>
          </table:table-cell>
          <table:table-cell table:style-name="ce50" office:value-type="string" calcext:value-type="string">
            <text:p>GL6P = PGN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372353783448E-13</text:p>
          </table:table-cell>
          <table:table-cell office:value-type="float" office:value="0.0000544835739887019" calcext:value-type="float">
            <text:p>5.44835739887019E-0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GND</text:span></text:p>
          </table:table-cell>
          <table:table-cell table:style-name="ce45" office:value-type="string" calcext:value-type="string">
            <text:p>GND</text:p>
          </table:table-cell>
          <table:table-cell table:style-name="ce45" office:value-type="string" calcext:value-type="string">
            <text:p>NADP + PGN = NADPH + RU5P + HCO3; <text:s/>ATP FDP</text:p>
          </table:table-cell>
          <table:table-cell table:style-name="ce45" office:value-type="string" calcext:value-type="string">
            <text:p>R_GND</text:p>
          </table:table-cell>
          <table:table-cell table:style-name="ce45" office:value-type="string" calcext:value-type="string">
            <text:p>6-Phospho-D-gluconate + "Nicotinamide adenine dinucleotide phosphate" -&gt; CO2{Cytoplasm} + "Nicotinamide adenine dinucleotide phosphate - reduced" + "D-Ribulose 5-phosphate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75" office:value-type="string" calcext:value-type="string">
            <text:p>phosphogluconate dehydrogenase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7">RPE</text:span></text:p>
          </table:table-cell>
          <table:table-cell table:style-name="ce44" office:value-type="string" calcext:value-type="string">
            <text:p>RPE</text:p>
          </table:table-cell>
          <table:table-cell table:style-name="ce44" office:value-type="string" calcext:value-type="string">
            <text:p>RU5P = X5P</text:p>
          </table:table-cell>
          <table:table-cell table:style-name="ce44" office:value-type="string" calcext:value-type="string">
            <text:p>R_RPE</text:p>
          </table:table-cell>
          <table:table-cell table:style-name="ce44" office:value-type="string" calcext:value-type="string">
            <text:p>"D-Ribulose 5-phosphate" = "D-Xylulose 5-phosphate"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ribulose 5-phosphate 3-epimeras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RPI</text:span></text:p>
          </table:table-cell>
          <table:table-cell table:style-name="ce45" office:value-type="string" calcext:value-type="string">
            <text:p>RPI</text:p>
          </table:table-cell>
          <table:table-cell table:style-name="ce45" office:value-type="string" calcext:value-type="string">
            <text:p>RU5P = R5P; <text:s/>E4P</text:p>
          </table:table-cell>
          <table:table-cell table:style-name="ce45" office:value-type="string" calcext:value-type="string">
            <text:p>R_RPI</text:p>
          </table:table-cell>
          <table:table-cell table:style-name="ce45" office:value-type="string" calcext:value-type="string">
            <text:p>"alpha-D-Ribose 5-phosphate"{Cytoplasm} = "D-Ribulose 5-phosphate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5" office:value-type="string" calcext:value-type="string">
            <text:p>ribose-5-phosphate isomerase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0" office:value-type="string" calcext:value-type="string">
            <text:p><text:span text:style-name="T7">X5P_GAP_TKT</text:span></text:p>
          </table:table-cell>
          <table:table-cell table:style-name="ce51" office:value-type="string" calcext:value-type="string">
            <text:p>X5P_GAP_TKT</text:p>
          </table:table-cell>
          <table:table-cell table:style-name="ce59" office:value-type="string" calcext:value-type="string">
            <text:p>tkt + X5P = GAP + tktC2</text:p>
          </table:table-cell>
          <table:table-cell table:style-name="ce63" office:value-type="string" calcext:value-type="string" table:number-columns-spanned="1" table:number-rows-spanned="2">
            <text:p>R_TKT2</text:p>
          </table:table-cell>
          <table:table-cell table:style-name="ce63" office:value-type="string" calcext:value-type="string" table:number-columns-spanned="1" table:number-rows-spanned="2">
            <text:p>"D-Erythrose 4-phosphate" + "D-Xylulose 5-phosphate" = "D-Fructose 6-phosphate"{Cytoplasm} + "Glyceraldehyde 3-phosphate"</text:p>
          </table:table-cell>
          <table:table-cell table:style-name="ce63" office:value-type="string" calcext:value-type="string" table:number-columns-spanned="1" table:number-rows-spanned="2">
            <text:p>XXX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77" office:value-type="string" calcext:value-type="string" table:number-columns-spanned="1" table:number-rows-spanned="2">
            <text:p>transketolase_2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1" office:value-type="string" calcext:value-type="string">
            <text:p><text:span text:style-name="T6">F6P_E4P_TKT</text:span></text:p>
          </table:table-cell>
          <table:table-cell table:style-name="ce52" office:value-type="string" calcext:value-type="string">
            <text:p>F6P_E4P_TKT</text:p>
          </table:table-cell>
          <table:table-cell table:style-name="ce60" office:value-type="string" calcext:value-type="string">
            <text:p>E4P + tktC2 = F6P + tkt</text:p>
          </table:table-cell>
          <table:covered-table-cell table:number-columns-repeated="3" table:style-name="ce64"/>
          <table:covered-table-cell/>
          <table:covered-table-cell table:style-name="ce75" office:value-type="float" office:value="0" calcext:value-type="float">
            <text:p>0</text:p>
          </table:covered-table-cell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2" office:value-type="string" calcext:value-type="string">
            <text:p><text:span text:style-name="T6">S7P_R5P_TKT</text:span></text:p>
          </table:table-cell>
          <table:table-cell table:style-name="ce53" office:value-type="string" calcext:value-type="string">
            <text:p>S7P_R5P_TKT</text:p>
          </table:table-cell>
          <table:table-cell table:style-name="ce61" office:value-type="string" calcext:value-type="string">
            <text:p>R5P + tktC2 = S7P + tkt</text:p>
          </table:table-cell>
          <table:table-cell table:style-name="ce65" office:value-type="string" calcext:value-type="string" table:number-columns-spanned="1" table:number-rows-spanned="2">
            <text:p>R_TKT1</text:p>
          </table:table-cell>
          <table:table-cell table:style-name="ce65" office:value-type="string" calcext:value-type="string" table:number-columns-spanned="1" table:number-rows-spanned="2">
            <text:p>"alpha-D-Ribose 5-phosphate"{Cytoplasm} + "D-Xylulose 5-phosphate" = "Glyceraldehyde 3-phosphate" + "Sedoheptulose 7-phosphate"</text:p>
          </table:table-cell>
          <table:table-cell table:style-name="ce65" office:value-type="string" calcext:value-type="string" table:number-columns-spanned="1" table:number-rows-spanned="2">
            <text:p>XXX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77" office:value-type="string" calcext:value-type="string" table:number-columns-spanned="1" table:number-rows-spanned="2">
            <text:p>transketolas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3" office:value-type="string" calcext:value-type="string">
            <text:p>X5P_GAP_TKT 2</text:p>
          </table:table-cell>
          <table:table-cell table:style-name="ce54" office:value-type="string" calcext:value-type="string">
            <text:p>X5P_GAP_TKT 2</text:p>
          </table:table-cell>
          <table:table-cell table:style-name="ce62" office:value-type="string" calcext:value-type="string">
            <text:p>tkt + X5P = GAP + tktC2</text:p>
          </table:table-cell>
          <table:covered-table-cell table:number-columns-repeated="3" table:style-name="ce64"/>
          <table:covered-table-cell/>
          <table:covered-table-cell table:style-name="ce75"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2" office:value-type="string" calcext:value-type="string">
            <text:p><text:span text:style-name="T6">F6P_GAP_TAL</text:span></text:p>
          </table:table-cell>
          <table:table-cell table:style-name="ce53" office:value-type="string" calcext:value-type="string">
            <text:p>F6P_GAP_TAL</text:p>
          </table:table-cell>
          <table:table-cell table:style-name="ce61" office:value-type="string" calcext:value-type="string">
            <text:p>GAP + talC3 = F6P + tal</text:p>
          </table:table-cell>
          <table:table-cell table:style-name="ce65" office:value-type="string" calcext:value-type="string" table:number-columns-spanned="1" table:number-rows-spanned="2">
            <text:p>R_TALA</text:p>
          </table:table-cell>
          <table:table-cell table:style-name="ce65" office:value-type="string" calcext:value-type="string" table:number-columns-spanned="1" table:number-rows-spanned="2">
            <text:p>"Glyceraldehyde 3-phosphate" + "Sedoheptulose 7-phosphate" = "D-Erythrose 4-phosphate" + "D-Fructose 6-phosphate"{Cytoplasm}</text:p>
          </table:table-cell>
          <table:table-cell table:style-name="ce65" office:value-type="string" calcext:value-type="string" table:number-columns-spanned="1" table:number-rows-spanned="2">
            <text:p>XXX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77" office:value-type="string" calcext:value-type="string" table:number-columns-spanned="1" table:number-rows-spanned="2">
            <text:p>transaldolas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31" office:value-type="string" calcext:value-type="string">
            <text:p><text:span text:style-name="T6">S7P_E4P_TAL</text:span></text:p>
          </table:table-cell>
          <table:table-cell table:style-name="ce52" office:value-type="string" calcext:value-type="string">
            <text:p>S7P_E4P_TAL</text:p>
          </table:table-cell>
          <table:table-cell table:style-name="ce60" office:value-type="string" calcext:value-type="string">
            <text:p>S7P + tal = E4P + talC3</text:p>
          </table:table-cell>
          <table:covered-table-cell table:number-columns-repeated="3" table:style-name="ce66"/>
          <table:covered-table-cell table:style-name="ce70"/>
          <table:covered-table-cell table:style-name="ce76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3">ED pathway</text:span></text:p>
          </table:table-cell>
          <table:table-cell table:style-name="ce28" office:value-type="string" calcext:value-type="string">
            <text:p><text:span text:style-name="T7">EDD</text:span></text:p>
          </table:table-cell>
          <table:table-cell table:style-name="ce49" office:value-type="string" calcext:value-type="string">
            <text:p>EDD</text:p>
          </table:table-cell>
          <table:table-cell table:style-name="ce49" office:value-type="string" calcext:value-type="string">
            <text:p>PGN = KDPG</text:p>
          </table:table-cell>
          <table:table-cell table:style-name="ce49" office:value-type="string" calcext:value-type="string">
            <text:p>R_EDD</text:p>
          </table:table-cell>
          <table:table-cell table:style-name="ce49" office:value-type="string" calcext:value-type="string">
            <text:p>6-Phospho-D-gluconate -&gt; "2-Dehydro-3-deoxy-D-gluconate 6-phosphate" + H2O{Cytoplasm}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plus H2O</text:p>
          </table:table-cell>
          <table:table-cell table:style-name="ce74" office:value-type="string" calcext:value-type="string">
            <text:p>6-phosphogluconate dehydratase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34" office:value-type="string" calcext:value-type="string">
            <text:p><text:span text:style-name="T7">EDA</text:span></text:p>
          </table:table-cell>
          <table:table-cell table:style-name="ce55" office:value-type="string" calcext:value-type="string">
            <text:p>EDA</text:p>
          </table:table-cell>
          <table:table-cell table:style-name="ce55" office:value-type="string" calcext:value-type="string">
            <text:p>KDPG = GAP + PYR</text:p>
          </table:table-cell>
          <table:table-cell table:style-name="ce55" office:value-type="string" calcext:value-type="string">
            <text:p>R_EDA</text:p>
          </table:table-cell>
          <table:table-cell table:style-name="ce55" office:value-type="string" calcext:value-type="string">
            <text:p>"2-Dehydro-3-deoxy-D-gluconate 6-phosphate" -&gt; "Glyceraldehyde 3-phosphate" + Pyruvate{Cytoplasm}</text:p>
          </table:table-cell>
          <table:table-cell table:style-name="ce55" office:value-type="string" calcext:value-type="string">
            <text:p>V</text:p>
          </table:table-cell>
          <table:table-cell table:style-name="ce70" office:value-type="string" calcext:value-type="string">
            <text:p>same</text:p>
          </table:table-cell>
          <table:table-cell table:style-name="ce76" office:value-type="string" calcext:value-type="string">
            <text:p>2-dehydro-3-deoxy-phosphogluconate aldolas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3">
            <text:p><text:span text:style-name="T4">Anaplerotic </text:span><text:span text:style-name="T5">reactions</text:span></text:p>
          </table:table-cell>
          <table:table-cell table:style-name="ce28" office:value-type="string" calcext:value-type="string">
            <text:p>PPC</text:p>
          </table:table-cell>
          <table:table-cell table:style-name="ce49" office:value-type="string" calcext:value-type="string">
            <text:p>PPC</text:p>
          </table:table-cell>
          <table:table-cell table:style-name="ce49" office:value-type="string" calcext:value-type="string">
            <text:p>PEP + HCO3 = OAA + P; <text:s/>ACCOA CIT FDP FUM MAL SUC ASP CYS</text:p>
          </table:table-cell>
          <table:table-cell table:style-name="ce49" office:value-type="string" calcext:value-type="string">
            <text:p>R_PPC</text:p>
          </table:table-cell>
          <table:table-cell table:style-name="ce49" office:value-type="string" calcext:value-type="string">
            <text:p>CO2{Cytoplasm} + H2O{Cytoplasm} + Phosphoenolpyruvate -&gt; H+{Cytoplasm} + Oxaloacetate + Phosphate{Cytoplasm}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HCO3→CO2 + H2O</text:p>
          </table:table-cell>
          <table:table-cell table:style-name="ce74" office:value-type="string" calcext:value-type="string">
            <text:p>phosphoenolpyruvate carboxylas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CK</text:span></text:p>
          </table:table-cell>
          <table:table-cell table:style-name="ce45" office:value-type="string" calcext:value-type="string">
            <text:p>PCK</text:p>
          </table:table-cell>
          <table:table-cell table:style-name="ce45" office:value-type="string" calcext:value-type="string">
            <text:p>ATP + OAA = ADP + PEP + HCO3; <text:s/>MgADP MgATP</text:p>
          </table:table-cell>
          <table:table-cell table:style-name="ce45" office:value-type="string" calcext:value-type="string">
            <text:p>R_PPCK</text:p>
          </table:table-cell>
          <table:table-cell table:style-name="ce45" office:value-type="string" calcext:value-type="string">
            <text:p>ATP + Oxaloacetate -&gt; ADP + CO2{Cytoplasm} + Phosphoenolpyruv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→CO2</text:p>
          </table:table-cell>
          <table:table-cell table:style-name="ce75" office:value-type="string" calcext:value-type="string">
            <text:p>phosphoenolpyruvate carboxykinase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<text:span text:style-name="T7">MAD</text:span></text:p>
          </table:table-cell>
          <table:table-cell table:style-name="ce46" office:value-type="string" calcext:value-type="string">
            <text:p>MAE</text:p>
          </table:table-cell>
          <table:table-cell table:style-name="ce46" office:value-type="string" calcext:value-type="string">
            <text:p>MAL + NAD -&gt; NADH + PYR + HCO3; <text:s/>ATP ACCOA COA MG ASP MN</text:p>
          </table:table-cell>
          <table:table-cell table:style-name="ce46" office:value-type="string" calcext:value-type="string">
            <text:p>R_ME1</text:p>
          </table:table-cell>
          <table:table-cell table:style-name="ce46" office:value-type="string" calcext:value-type="string">
            <text:p>L-Malate{Cytoplasm} + "Nicotinamide adenine dinucleotide" -&gt; CO2{Cytoplasm} + "Nicotinamide adenine dinucleotide - reduced" + Pyruvate{Cytoplasm}</text:p>
          </table:table-cell>
          <table:table-cell table:style-name="ce46" office:value-type="string" calcext:value-type="string">
            <text:p>X</text:p>
          </table:table-cell>
          <table:table-cell table:style-name="ce70" office:value-type="string" calcext:value-type="string">
            <text:p>HCO3→CO2</text:p>
          </table:table-cell>
          <table:table-cell table:style-name="ce76" office:value-type="string" calcext:value-type="string">
            <text:p>malic enzyme (NAD)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12">
            <text:p><text:span text:style-name="T3">TCA cycle</text:span></text:p>
          </table:table-cell>
          <table:table-cell table:style-name="ce28" office:value-type="string" calcext:value-type="string">
            <text:p><text:span text:style-name="T7">GLT</text:span></text:p>
          </table:table-cell>
          <table:table-cell table:style-name="ce49" office:value-type="string" calcext:value-type="string">
            <text:p>GLT</text:p>
          </table:table-cell>
          <table:table-cell table:style-name="ce49" office:value-type="string" calcext:value-type="string">
            <text:p>ACCOA + OAA = CIT + COA; <text:s/>ATP AKG NADH</text:p>
          </table:table-cell>
          <table:table-cell table:style-name="ce49" office:value-type="string" calcext:value-type="string">
            <text:p>R_CS</text:p>
          </table:table-cell>
          <table:table-cell table:style-name="ce49" office:value-type="string" calcext:value-type="string">
            <text:p>Acetyl-CoA + H2O{Cytoplasm} + Oxaloacetate -&gt; Citrate{Cytoplasm} + "Coenzyme A" + H+{Cytoplasm}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plus H2O and H+</text:p>
          </table:table-cell>
          <table:table-cell table:style-name="ce74" office:value-type="string" calcext:value-type="string">
            <text:p>citrate synthase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ACN_1</text:span></text:p>
          </table:table-cell>
          <table:table-cell table:style-name="ce45" office:value-type="string" calcext:value-type="string">
            <text:p>ACN_1</text:p>
          </table:table-cell>
          <table:table-cell table:style-name="ce45" office:value-type="string" calcext:value-type="string">
            <text:p>CIT = ACO; <text:s/>ICIT</text:p>
          </table:table-cell>
          <table:table-cell table:style-name="ce45" office:value-type="string" calcext:value-type="string">
            <text:p>R_ACONTa</text:p>
          </table:table-cell>
          <table:table-cell table:style-name="ce45" office:value-type="string" calcext:value-type="string">
            <text:p>Citrate{Cytoplasm} = cis-Aconitate + H2O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aconitase (half-reaction A, Citrate hydro-lyase)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ACN_2</text:span></text:p>
          </table:table-cell>
          <table:table-cell table:style-name="ce45" office:value-type="string" calcext:value-type="string">
            <text:p>ACN_2</text:p>
          </table:table-cell>
          <table:table-cell table:style-name="ce45" office:value-type="string" calcext:value-type="string">
            <text:p>ACO = ICIT; <text:s/>CIT</text:p>
          </table:table-cell>
          <table:table-cell table:style-name="ce45" office:value-type="string" calcext:value-type="string">
            <text:p>R_ACONTb</text:p>
          </table:table-cell>
          <table:table-cell table:style-name="ce45" office:value-type="string" calcext:value-type="string">
            <text:p>cis-Aconitate + H2O{Cytoplasm} = Isocitr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aconitase (half-reaction B, Isocitrate hydro-lyase)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ICD</text:span></text:p>
          </table:table-cell>
          <table:table-cell table:style-name="ce45" office:value-type="string" calcext:value-type="string">
            <text:p>ICD</text:p>
          </table:table-cell>
          <table:table-cell table:style-name="ce45" office:value-type="string" calcext:value-type="string">
            <text:p>ICIT + NADP = AKG + NADPH + HCO3; <text:s/>icd</text:p>
          </table:table-cell>
          <table:table-cell table:style-name="ce45" office:value-type="string" calcext:value-type="string">
            <text:p>R_ICDHyr</text:p>
          </table:table-cell>
          <table:table-cell table:style-name="ce45" office:value-type="string" calcext:value-type="string">
            <text:p>Isocitrate + "Nicotinamide adenine dinucleotide phosphate" = 2-Oxoglutarate{Cytoplasm} + CO2{Cytoplasm} + "Nicotinamide adenine dinucleotide phosphate - reduced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75" office:value-type="string" calcext:value-type="string">
            <text:p>isocitrate dehydrogenase (NADP)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5" office:value-type="string" calcext:value-type="string">
            <text:p><text:span text:style-name="T6">ACEK_1</text:span></text:p>
          </table:table-cell>
          <table:table-cell table:style-name="ce17" office:value-type="string" calcext:value-type="string">
            <text:p>ACEK_1</text:p>
          </table:table-cell>
          <table:table-cell table:style-name="ce17" office:value-type="string" calcext:value-type="string">
            <text:p>ATP + icd = ADP + icdP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XXXX</text:p>
          </table:table-cell>
          <table:table-cell office:value-type="string" calcext:value-type="string">
            <text:p>Reaction only in the kinetic for concetration of ATP and ADP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ACEK_1</text:p>
          </table:table-cell>
          <table:table-cell office:value-type="float" office:value="-0.000000048298889882303" calcext:value-type="float">
            <text:p>-4.8298889882303E-08</text:p>
          </table:table-cell>
          <table:table-cell office:value-type="float" office:value="0.00673087114551467" calcext:value-type="float">
            <text:p>0.006730871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5" office:value-type="string" calcext:value-type="string">
            <text:p><text:span text:style-name="T6">ACEK_2</text:span></text:p>
          </table:table-cell>
          <table:table-cell table:style-name="ce17" office:value-type="string" calcext:value-type="string">
            <text:p>ACEK_2</text:p>
          </table:table-cell>
          <table:table-cell table:style-name="ce17" office:value-type="string" calcext:value-type="string">
            <text:p>icdP = icd + P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XXXX</text:p>
          </table:table-cell>
          <table:table-cell office:value-type="string" calcext:value-type="string">
            <text:p>Reaction only in the kinetic for concetration of P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ACEK_2</text:p>
          </table:table-cell>
          <table:table-cell office:value-type="float" office:value="-0.0000000991172373374197" calcext:value-type="float">
            <text:p>-9.91172373374197E-08</text:p>
          </table:table-cell>
          <table:table-cell office:value-type="float" office:value="0.00673088044356685" calcext:value-type="float">
            <text:p>0.006730880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LPD</text:span></text:p>
          </table:table-cell>
          <table:table-cell table:style-name="ce45" office:value-type="string" calcext:value-type="string">
            <text:p>LPD</text:p>
          </table:table-cell>
          <table:table-cell table:style-name="ce45" office:value-type="string" calcext:value-type="string">
            <text:p>COA + AKG + NAD -&gt; NADH + SUCCOA + HCO3</text:p>
          </table:table-cell>
          <table:table-cell table:style-name="ce45" office:value-type="string" calcext:value-type="string">
            <text:p>R_AKGDH</text:p>
          </table:table-cell>
          <table:table-cell table:style-name="ce45" office:value-type="string" calcext:value-type="string">
            <text:p>2-Oxoglutarate{Cytoplasm} + "Coenzyme A" + "Nicotinamide adenine dinucleotide" -&gt; CO2{Cytoplasm} + "Nicotinamide adenine dinucleotide - reduced" + Succinyl-CoA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75" office:value-type="string" calcext:value-type="string">
            <text:p>2-Oxogluterate dehydrogenase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SK</text:span></text:p>
          </table:table-cell>
          <table:table-cell table:style-name="ce45" office:value-type="string" calcext:value-type="string">
            <text:p>SK</text:p>
          </table:table-cell>
          <table:table-cell table:style-name="ce45" office:value-type="string" calcext:value-type="string">
            <text:p>ADP + SUCCOA + P = ATP + COA + SUC</text:p>
          </table:table-cell>
          <table:table-cell table:style-name="ce45" office:value-type="string" calcext:value-type="string">
            <text:p>R_SUCOAS</text:p>
          </table:table-cell>
          <table:table-cell table:style-name="ce45" office:value-type="string" calcext:value-type="string">
            <text:p>ATP + "Coenzyme A" + Succinate{Cytoplasm} = ADP + Phosphate{Cytoplasm} + Succinyl-CoA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5" office:value-type="string" calcext:value-type="string">
            <text:p>succinyl-CoA synthetase (ADP-forming)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6" office:value-type="string" calcext:value-type="string">
            <text:p><text:span text:style-name="T6">SDH</text:span></text:p>
          </table:table-cell>
          <table:table-cell table:style-name="ce16" office:value-type="string" calcext:value-type="string">
            <text:p>SDH</text:p>
          </table:table-cell>
          <table:table-cell table:style-name="ce16" office:value-type="string" calcext:value-type="string">
            <text:p>FAD + SUC = FUM + FADH2</text:p>
          </table:table-cell>
          <table:table-cell table:style-name="ce16" office:value-type="string" calcext:value-type="string">
            <text:p>R_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16" office:value-type="string" calcext:value-type="string">
            <text:p>XXXX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table:style-name="ce75" office:value-type="string" calcext:value-type="string">
            <text:p>succinate dehydrogenase (irreversible)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FUMA</text:span></text:p>
          </table:table-cell>
          <table:table-cell table:style-name="ce45" office:value-type="string" calcext:value-type="string">
            <text:p>FUMA</text:p>
          </table:table-cell>
          <table:table-cell table:style-name="ce45" office:value-type="string" calcext:value-type="string">
            <text:p>FUM = MAL</text:p>
          </table:table-cell>
          <table:table-cell table:style-name="ce45" office:value-type="string" calcext:value-type="string">
            <text:p>R_FUM</text:p>
          </table:table-cell>
          <table:table-cell table:style-name="ce45" office:value-type="string" calcext:value-type="string">
            <text:p>Fumarate{Cytoplasm} + H2O{Cytoplasm} = L-Mal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fumarase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37" office:value-type="string" calcext:value-type="string">
            <text:p><text:span text:style-name="T7">MQO</text:span></text:p>
          </table:table-cell>
          <table:table-cell table:style-name="ce37" office:value-type="string" calcext:value-type="string">
            <text:p>MQO</text:p>
          </table:table-cell>
          <table:table-cell table:style-name="ce37" office:value-type="string" calcext:value-type="string">
            <text:p>MAL + Q = OAA + QH2</text:p>
          </table:table-cell>
          <table:table-cell table:style-name="ce37" office:value-type="string" calcext:value-type="string">
            <text:p>R_MDH2</text:p>
          </table:table-cell>
          <table:table-cell table:style-name="ce37" office:value-type="string" calcext:value-type="string">
            <text:p>L-Malate{Cytoplasm} + Ubiquinone-8 -&gt; Oxaloacetate + Ubiquinol-8</text:p>
          </table:table-cell>
          <table:table-cell table:style-name="ce37" office:value-type="string" calcext:value-type="string">
            <text:p>V</text:p>
          </table:table-cell>
          <table:table-cell table:style-name="ce41" office:value-type="string" calcext:value-type="string">
            <text:p>same</text:p>
          </table:table-cell>
          <table:table-cell table:style-name="ce75" office:value-type="string" calcext:value-type="string">
            <text:p>Malate dehydrogenase (ubiquinone 8 as acceptor)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1</text:p>
          </table:table-cell>
          <table:table-cell table:number-columns-repeated="1009"/>
        </table:table-row>
        <table:table-row table:style-name="ro2">
          <table:covered-table-cell table:style-name="ce8"/>
          <table:table-cell table:style-name="ce19" office:value-type="string" calcext:value-type="string">
            <text:p><text:span text:style-name="T6">MDH</text:span></text:p>
          </table:table-cell>
          <table:table-cell table:style-name="ce19" office:value-type="string" calcext:value-type="string">
            <text:p>MDH</text:p>
          </table:table-cell>
          <table:table-cell table:style-name="ce19" office:value-type="string" calcext:value-type="string">
            <text:p>QH2 + OAA = MAL + Q; <text:s/>NAD NADH</text:p>
          </table:table-cell>
          <table:table-cell table:style-name="ce19" office:value-type="string" calcext:value-type="string">
            <text:p>R_MDH</text:p>
          </table:table-cell>
          <table:table-cell table:style-name="ce19" office:value-type="string" calcext:value-type="string">
            <text:p>L-Malate{Cytoplasm} + NAD{Cytoplasm} = Oxaloacetate{Cytoplasm} + NADH{Cytoplasm}</text:p>
          </table:table-cell>
          <table:table-cell table:style-name="ce19" office:value-type="float" office:value="0" calcext:value-type="float">
            <text:p>0</text:p>
          </table:table-cell>
          <table:table-cell table:style-name="ce72" office:value-type="string" calcext:value-type="string">
            <text:p>It’s reversed</text:p>
          </table:table-cell>
          <table:table-cell table:style-name="ce75" office:value-type="string" calcext:value-type="string">
            <text:p>Malate dehydrogenase (NAD(P)+ as acceptor)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3">Glyoxylate shunt</text:span></text:p>
          </table:table-cell>
          <table:table-cell table:style-name="ce21" office:value-type="string" calcext:value-type="string">
            <text:p><text:span text:style-name="T7">ACEA</text:span></text:p>
          </table:table-cell>
          <table:table-cell table:style-name="ce43" office:value-type="string" calcext:value-type="string">
            <text:p>ACEA</text:p>
          </table:table-cell>
          <table:table-cell table:style-name="ce43" office:value-type="string" calcext:value-type="string">
            <text:p>ICIT = GLX + SUC; <text:s/>PEP PGA3</text:p>
          </table:table-cell>
          <table:table-cell table:style-name="ce43" office:value-type="string" calcext:value-type="string">
            <text:p>R_ICL</text:p>
          </table:table-cell>
          <table:table-cell table:style-name="ce43" office:value-type="string" calcext:value-type="string">
            <text:p>Isocitrate -&gt; Glyoxylate + Succinate{Cytoplasm}</text:p>
          </table:table-cell>
          <table:table-cell table:style-name="ce43" office:value-type="string" calcext:value-type="string">
            <text:p>V</text:p>
          </table:table-cell>
          <table:table-cell table:style-name="ce69" office:value-type="string" calcext:value-type="string">
            <text:p>same</text:p>
          </table:table-cell>
          <table:table-cell table:style-name="ce74" office:value-type="string" calcext:value-type="string">
            <text:p>Isocitrate lyas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<text:span text:style-name="T7">ACEB</text:span></text:p>
          </table:table-cell>
          <table:table-cell table:style-name="ce46" office:value-type="string" calcext:value-type="string">
            <text:p>ACEB</text:p>
          </table:table-cell>
          <table:table-cell table:style-name="ce46" office:value-type="string" calcext:value-type="string">
            <text:p>ACCOA + GLX = COA + MAL</text:p>
          </table:table-cell>
          <table:table-cell table:style-name="ce46" office:value-type="string" calcext:value-type="string">
            <text:p>R_MALS</text:p>
          </table:table-cell>
          <table:table-cell table:style-name="ce46" office:value-type="string" calcext:value-type="string">
            <text:p>Acetyl-CoA + Glyoxylate + H2O{Cytoplasm} -&gt; "Coenzyme A" + H+{Cytoplasm} + L-Malate{Cytoplasm}</text:p>
          </table:table-cell>
          <table:table-cell table:style-name="ce46" office:value-type="string" calcext:value-type="string">
            <text:p>V</text:p>
          </table:table-cell>
          <table:table-cell table:style-name="ce70" office:value-type="string" calcext:value-type="string">
            <text:p>plus H+ H2O</text:p>
          </table:table-cell>
          <table:table-cell table:style-name="ce76" office:value-type="string" calcext:value-type="string">
            <text:p>malate synthase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3">
            <text:p><text:span text:style-name="T3">Acetate metabolism</text:span></text:p>
          </table:table-cell>
          <table:table-cell table:style-name="ce21" office:value-type="string" calcext:value-type="string">
            <text:p><text:span text:style-name="T7">PTA</text:span></text:p>
          </table:table-cell>
          <table:table-cell table:style-name="ce43" office:value-type="string" calcext:value-type="string">
            <text:p>PTA</text:p>
          </table:table-cell>
          <table:table-cell table:style-name="ce43" office:value-type="string" calcext:value-type="string">
            <text:p>ACCOA + P = COA + ACP</text:p>
          </table:table-cell>
          <table:table-cell table:style-name="ce43" office:value-type="string" calcext:value-type="string">
            <text:p>R_PTAr</text:p>
          </table:table-cell>
          <table:table-cell table:style-name="ce43" office:value-type="string" calcext:value-type="string">
            <text:p>Acetyl-CoA + Phosphate{Cytoplasm} = "Acetyl phosphate" + "Coenzyme A"</text:p>
          </table:table-cell>
          <table:table-cell table:style-name="ce43" office:value-type="string" calcext:value-type="string">
            <text:p>V</text:p>
          </table:table-cell>
          <table:table-cell table:style-name="ce69" office:value-type="string" calcext:value-type="string">
            <text:p>same</text:p>
          </table:table-cell>
          <table:table-cell table:style-name="ce74" office:value-type="string" calcext:value-type="string">
            <text:p>phosphotransacetylas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ACK</text:span></text:p>
          </table:table-cell>
          <table:table-cell table:style-name="ce45" office:value-type="string" calcext:value-type="string">
            <text:p>ACK</text:p>
          </table:table-cell>
          <table:table-cell table:style-name="ce45" office:value-type="string" calcext:value-type="string">
            <text:p>ACP + ADP = ACE + ATP</text:p>
          </table:table-cell>
          <table:table-cell table:style-name="ce45" office:value-type="string" calcext:value-type="string">
            <text:p>R_ACKr</text:p>
          </table:table-cell>
          <table:table-cell table:style-name="ce45" office:value-type="string" calcext:value-type="string">
            <text:p>Acetate{Cytoplasm} + ATP = "Acetyl phosphate" + ADP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5" office:value-type="string" calcext:value-type="string">
            <text:p>acetate kinase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34" office:value-type="string" calcext:value-type="string">
            <text:p><text:span text:style-name="T7">ACS</text:span></text:p>
          </table:table-cell>
          <table:table-cell table:style-name="ce55" office:value-type="string" calcext:value-type="string">
            <text:p>ACS</text:p>
          </table:table-cell>
          <table:table-cell table:style-name="ce55" office:value-type="string" calcext:value-type="string">
            <text:p>ACE + ATP + COA -&gt; ACCOA + AMP + 2 * P</text:p>
          </table:table-cell>
          <table:table-cell table:style-name="ce55" office:value-type="string" calcext:value-type="string">
            <text:p>R_ACS"</text:p>
          </table:table-cell>
          <table:table-cell table:style-name="ce55" office:value-type="string" calcext:value-type="string">
            <text:p>Acetate{Cytoplasm} + ATP + "Coenzyme A" -&gt; Acetyl-CoA + AMP{Cytoplasm} + Diphosphate</text:p>
          </table:table-cell>
          <table:table-cell table:style-name="ce55" office:value-type="string" calcext:value-type="string">
            <text:p>V</text:p>
          </table:table-cell>
          <table:table-cell table:style-name="ce70" office:value-type="string" calcext:value-type="string">
            <text:p>same</text:p>
          </table:table-cell>
          <table:table-cell table:style-name="ce76" office:value-type="string" calcext:value-type="string">
            <text:p>acetyl-CoA synthetas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5">
            <text:p><text:span text:style-name="T4">Oxidative </text:span><text:span text:style-name="T5">phosphorylation</text:span></text:p>
          </table:table-cell>
          <table:table-cell table:style-name="ce28" office:value-type="string" calcext:value-type="string">
            <text:p><text:span text:style-name="T6">NDHI</text:span></text:p>
          </table:table-cell>
          <table:table-cell table:style-name="ce49" office:value-type="string" calcext:value-type="string">
            <text:p>NDHI</text:p>
          </table:table-cell>
          <table:table-cell table:style-name="ce49" office:value-type="string" calcext:value-type="string">
            <text:p>NADH + Q + 4 * Hin = NAD + QH2 + 4 * Hout; <text:s/>Hin Hout</text:p>
          </table:table-cell>
          <table:table-cell table:style-name="ce49" office:value-type="string" calcext:value-type="string">
            <text:p>R_NADH16pp</text:p>
          </table:table-cell>
          <table:table-cell table:style-name="ce49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different H+</text:p>
          </table:table-cell>
          <table:table-cell table:style-name="ce74" office:value-type="string" calcext:value-type="string">
            <text:p>NADH dehydrogenase (ubiquinone-8 )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NDHII</text:span></text:p>
          </table:table-cell>
          <table:table-cell table:style-name="ce45" office:value-type="string" calcext:value-type="string">
            <text:p>NDHII</text:p>
          </table:table-cell>
          <table:table-cell table:style-name="ce45" office:value-type="string" calcext:value-type="string">
            <text:p>NADH + Q = NAD + QH2</text:p>
          </table:table-cell>
          <table:table-cell table:style-name="ce45" office:value-type="string" calcext:value-type="string">
            <text:p>R_NADH5</text:p>
          </table:table-cell>
          <table:table-cell table:style-name="ce45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75" office:value-type="string" calcext:value-type="string">
            <text:p>NADH dehydrogenase (ubiquinone-8 )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6" office:value-type="string" calcext:value-type="string">
            <text:p><text:span text:style-name="T7">SQR</text:span></text:p>
          </table:table-cell>
          <table:table-cell table:style-name="ce16" office:value-type="string" calcext:value-type="string">
            <text:p>SQR</text:p>
          </table:table-cell>
          <table:table-cell table:style-name="ce16" office:value-type="string" calcext:value-type="string">
            <text:p>FADH2 + Q = FAD + QH2</text:p>
          </table:table-cell>
          <table:table-cell table:style-name="ce16" office:value-type="string" calcext:value-type="string">
            <text:p>R_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16" office:value-type="string" calcext:value-type="string">
            <text:p>XXXX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table:style-name="ce75" office:value-type="string" calcext:value-type="string">
            <text:p>succinate dehydrogenase (irreversible)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8" office:value-type="string" calcext:value-type="string">
            <text:p>CYTBO</text:p>
          </table:table-cell>
          <table:table-cell table:style-name="ce56" office:value-type="string" calcext:value-type="string">
            <text:p>CYTBO</text:p>
          </table:table-cell>
          <table:table-cell table:style-name="ce56" office:value-type="string" calcext:value-type="string">
            <text:p>2 * QH2 + 8 * Hin + O2 = 2 * Q + 8 * Hout + 2 * H2O; <text:s/>Hin Hout</text:p>
          </table:table-cell>
          <table:table-cell table:style-name="ce56" office:value-type="string" calcext:value-type="string">
            <text:p>R_CYTBO3_4pp</text:p>
          </table:table-cell>
          <table:table-cell table:style-name="ce56" office:value-type="string" calcext:value-type="string">
            <text:p>4 * H+{Cytoplasm} + 0.5 * O2{Cytoplasm} + Ubiquinol-8 -&gt; H2O{Cytoplasm} + Ubiquinone-8 + 4 * H+{Periplasm}</text:p>
          </table:table-cell>
          <table:table-cell table:style-name="ce56" office:value-type="string" calcext:value-type="string">
            <text:p>v</text:p>
          </table:table-cell>
          <table:table-cell office:value-type="string" calcext:value-type="string">
            <text:p>its half, different stochiometry</text:p>
          </table:table-cell>
          <table:table-cell table:style-name="ce75" office:value-type="string" calcext:value-type="string">
            <text:p>cytochrome oxidase bo3 (ubiquinol-8: 4 protons) (periplasm)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ATP_SYN</text:p>
          </table:table-cell>
          <table:table-cell table:style-name="ce46" office:value-type="string" calcext:value-type="string">
            <text:p>ATP_SYN</text:p>
          </table:table-cell>
          <table:table-cell table:style-name="ce46" office:value-type="string" calcext:value-type="string">
            <text:p>ADP + P + 4 * Hout = ATP + 4 * Hin; <text:s/>Hin Hout</text:p>
          </table:table-cell>
          <table:table-cell table:style-name="ce46" office:value-type="string" calcext:value-type="string">
            <text:p>R_ATPS4rpp</text:p>
          </table:table-cell>
          <table:table-cell table:style-name="ce46" office:value-type="string" calcext:value-type="string">
            <text:p>ADP + Phosphate{Cytoplasm} + 4 * H+{Periplasm} = ATP + 3 * H+{Cytoplasm} + H2O{Cytoplasm}</text:p>
          </table:table-cell>
          <table:table-cell table:style-name="ce46" office:value-type="string" calcext:value-type="string">
            <text:p>X</text:p>
          </table:table-cell>
          <table:table-cell table:style-name="ce70" office:value-type="string" calcext:value-type="string">
            <text:p>minus H+ plus H2O</text:p>
          </table:table-cell>
          <table:table-cell table:style-name="ce76" office:value-type="string" calcext:value-type="string">
            <text:p>ATP synthase (four protons for one ATP) (periplasm)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1" table:number-rows-spanned="5">
            <text:p>Additional reactions for nucleotides and redox cofactor</text:p>
          </table:table-cell>
          <table:table-cell table:style-name="ce21" office:value-type="string" calcext:value-type="string">
            <text:p>PNT</text:p>
          </table:table-cell>
          <table:table-cell table:style-name="ce43" office:value-type="string" calcext:value-type="string">
            <text:p>PNT</text:p>
          </table:table-cell>
          <table:table-cell table:style-name="ce43" office:value-type="string" calcext:value-type="string">
            <text:p>NAD + NADPH = NADH + NADP</text:p>
          </table:table-cell>
          <table:table-cell table:style-name="ce43" office:value-type="string" calcext:value-type="string">
            <text:p>R_NADTRHD</text:p>
          </table:table-cell>
          <table:table-cell table:style-name="ce43" office:value-type="string" calcext:value-type="string">
            <text:p>"Nicotinamide adenine dinucleotide" + "Nicotinamide adenine dinucleotide phosphate - reduced" -&gt; "Nicotinamide adenine dinucleotide - reduced" + "Nicotinamide adenine dinucleotide phosphate"</text:p>
          </table:table-cell>
          <table:table-cell table:style-name="ce43" office:value-type="string" calcext:value-type="string">
            <text:p>V</text:p>
          </table:table-cell>
          <table:table-cell table:style-name="ce69" office:value-type="string" calcext:value-type="string">
            <text:p>same</text:p>
          </table:table-cell>
          <table:table-cell table:style-name="ce74" office:value-type="string" calcext:value-type="string">
            <text:p>NAD transhydrogenas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ADK</text:p>
          </table:table-cell>
          <table:table-cell table:style-name="ce44" office:value-type="string" calcext:value-type="string">
            <text:p>ADK</text:p>
          </table:table-cell>
          <table:table-cell table:style-name="ce44" office:value-type="string" calcext:value-type="string">
            <text:p>AMP + ATP = 2 * ADP</text:p>
          </table:table-cell>
          <table:table-cell table:style-name="ce44" office:value-type="string" calcext:value-type="string">
            <text:p>R_ADK1</text:p>
          </table:table-cell>
          <table:table-cell table:style-name="ce44" office:value-type="string" calcext:value-type="string">
            <text:p>AMP{Cytoplasm} + ATP = 2 * ADP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adenylate kinas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ATP_NGAM</text:p>
          </table:table-cell>
          <table:table-cell table:style-name="ce45" office:value-type="string" calcext:value-type="string">
            <text:p>ATP_MAINTENANCE</text:p>
          </table:table-cell>
          <table:table-cell table:style-name="ce45" office:value-type="string" calcext:value-type="string">
            <text:p>ATP = ADP + P</text:p>
          </table:table-cell>
          <table:table-cell table:style-name="ce45" office:value-type="string" calcext:value-type="string">
            <text:p>R_ATPM</text:p>
          </table:table-cell>
          <table:table-cell table:style-name="ce45" office:value-type="string" calcext:value-type="string">
            <text:p>ATP + H2O{Cytoplasm} -&gt; ADP + H+{Cytoplasm} + Phosph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ATP maintenance requirement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CYA</text:p>
          </table:table-cell>
          <table:table-cell table:style-name="ce44" office:value-type="string" calcext:value-type="string">
            <text:p>CYA</text:p>
          </table:table-cell>
          <table:table-cell table:style-name="ce44" office:value-type="string" calcext:value-type="string">
            <text:p>ATP = CAMP + 2 * P; <text:s/>eiiaP</text:p>
          </table:table-cell>
          <table:table-cell table:style-name="ce44" office:value-type="string" calcext:value-type="string">
            <text:p>R_ADNCYC</text:p>
          </table:table-cell>
          <table:table-cell table:style-name="ce44" office:value-type="string" calcext:value-type="string">
            <text:p>ATP -&gt; cAMP + Diphosphate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adenylate cyclas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DOS</text:p>
          </table:table-cell>
          <table:table-cell table:style-name="ce46" office:value-type="string" calcext:value-type="string">
            <text:p>DOS</text:p>
          </table:table-cell>
          <table:table-cell table:style-name="ce46" office:value-type="string" calcext:value-type="string">
            <text:p>CAMP = AMP</text:p>
          </table:table-cell>
          <table:table-cell table:style-name="ce46" office:value-type="string" calcext:value-type="string">
            <text:p>R_PDE4</text:p>
          </table:table-cell>
          <table:table-cell table:style-name="ce46" office:value-type="string" calcext:value-type="string">
            <text:p>cAMP + H2O{Cytoplasm} -&gt; AMP{Cytoplasm} + H+{Cytoplasm}</text:p>
          </table:table-cell>
          <table:table-cell table:style-name="ce46" office:value-type="string" calcext:value-type="string">
            <text:p>X</text:p>
          </table:table-cell>
          <table:table-cell table:style-name="ce70" office:value-type="string" calcext:value-type="string">
            <text:p>plus H2O</text:p>
          </table:table-cell>
          <table:table-cell table:style-name="ce76" office:value-type="string" calcext:value-type="string">
            <text:p>3,5-cyclic-nucleotide phosphodiesterase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iomass synthesis</text:p>
          </table:table-cell>
          <table:table-cell table:style-name="ce39" office:value-type="string" calcext:value-type="string">
            <text:p>GROWTH</text:p>
          </table:table-cell>
          <table:table-cell table:style-name="ce57" office:value-type="string" calcext:value-type="string">
            <text:p>GROWTH</text:p>
          </table:table-cell>
          <table:table-cell table:style-name="ce57" office:value-type="string" calcext:value-type="string">
            <text:p>116 * G6P + 204 * E4P + 845 * PGA3 + 1010 * OAA + 610 * AKG + 1601 * PYR + 507 * R5P + 293 * PEP + 73 * GAP + 40 * F6P + 10169 * NADPH + 2118 * ACCOA + 2004 * NAD + 30508 * ATP -&gt; 10169 * NADP + 2118 * COA + 2004 * NADH + 30508 * ADP + 30508 * P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XXXX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GROWTH</text:p>
          </table:table-cell>
          <table:table-cell office:value-type="float" office:value="-2.60117373487793E-054" calcext:value-type="float">
            <text:p>-2.60117373487793E-54</text:p>
          </table:table-cell>
          <table:table-cell office:value-type="float" office:value="0.0000710151246078971" calcext:value-type="float">
            <text:p>7.10151246078971E-05</text:p>
          </table:table-cell>
          <table:table-cell table:number-columns-repeated="1009"/>
        </table:table-row>
        <table:table-row table:style-name="ro1">
          <table:table-cell/>
          <table:table-cell table:style-name="ce40"/>
          <table:table-cell table:number-columns-repeated="1019"/>
        </table:table-row>
        <table:table-row table:style-name="ro1">
          <table:table-cell table:style-name="ce11" office:value-type="string" calcext:value-type="string">
            <text:p>NOT EXIST</text:p>
          </table:table-cell>
          <table:table-cell/>
          <table:table-cell table:style-name="ce41" office:value-type="string" calcext:value-type="string">
            <text:p>Amended by: Arin Wongprommoon, July 2018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AM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REVERSE OR DOUBLE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IFFERENT STOCHIOMETRY 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NOT THE SAME REAC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OMBINED IN PALSSON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ALCULATE ATP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luxes" table:style-name="ta1">
        <table:table-column table:style-name="co11" table:default-cell-style-name="Default"/>
        <table:table-column table:style-name="co11" table:default-cell-style-name="ce78"/>
        <table:table-column table:style-name="co11" table:default-cell-style-name="Default"/>
        <table:table-row table:style-name="ro1">
          <table:table-cell office:value-type="string" calcext:value-type="string">
            <text:p>Reaction</text:p>
          </table:table-cell>
          <table:table-cell table:style-name="Default" office:value-type="string" calcext:value-type="string">
            <text:p>FluxMin</text:p>
          </table:table-cell>
          <table:table-cell office:value-type="string" calcext:value-type="string">
            <text:p>FluxMax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style-name="Default"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4E-10</text:p>
          </table:table-cell>
          <table:table-cell office:value-type="float" office:value="0.224378869773813" calcext:value-type="float">
            <text:p>0.2243788698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E-09</text:p>
          </table:table-cell>
          <table:table-cell office:value-type="float" office:value="0.224334395111226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E-08</text:p>
          </table:table-cell>
          <table:table-cell office:value-type="float" office:value="0.224334395112261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30E-06</text:p>
          </table:table-cell>
          <table:table-cell office:value-type="float" office:value="0.449486472525177" calcext:value-type="float">
            <text:p>0.4494864725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E-08</text:p>
          </table:table-cell>
          <table:table-cell office:value-type="float" office:value="0.505300292790395" calcext:value-type="float">
            <text:p>0.5053002928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E-08</text:p>
          </table:table-cell>
          <table:table-cell office:value-type="float" office:value="0.4484969661044" calcext:value-type="float">
            <text:p>0.4484969661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E-08</text:p>
          </table:table-cell>
          <table:table-cell office:value-type="float" office:value="0.450063090701661" calcext:value-type="float">
            <text:p>0.4500630907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E-19</text:p>
          </table:table-cell>
          <table:table-cell office:value-type="float" office:value="0.494068666068805" calcext:value-type="float">
            <text:p>0.4940686661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4.32E-06</text:p>
          </table:table-cell>
          <table:table-cell office:value-type="float" office:value="0.319963139680334" calcext:value-type="float">
            <text:p>0.3199631397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4.32E-06</text:p>
          </table:table-cell>
          <table:table-cell office:value-type="float" office:value="0.319962503713797" calcext:value-type="float">
            <text:p>0.319962503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style-name="Default"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table:style-name="Default"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8E-05</text:p>
          </table:table-cell>
          <table:table-cell office:value-type="float" office:value="0.101632323704678" calcext:value-type="float">
            <text:p>0.1016323237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table:style-name="Default"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table:style-name="Default"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table:style-name="Default"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table:style-name="Default"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table:style-name="Default"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E-17</text:p>
          </table:table-cell>
          <table:table-cell office:value-type="float" office:value="0.00193556421787186" calcext:value-type="float">
            <text:p>0.0019355642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E-06</text:p>
          </table:table-cell>
          <table:table-cell office:value-type="float" office:value="3.85485294239589" calcext:value-type="float">
            <text:p>3.8548529424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table:style-name="Default"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style-name="Default"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E-06</text:p>
          </table:table-cell>
          <table:table-cell office:value-type="float" office:value="0.351111495146224" calcext:value-type="float">
            <text:p>0.3511114951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1E-06</text:p>
          </table:table-cell>
          <table:table-cell office:value-type="float" office:value="0.759661600227377" calcext:value-type="float">
            <text:p>0.7596616002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4E-06</text:p>
          </table:table-cell>
          <table:table-cell office:value-type="float" office:value="0.430928326262331" calcext:value-type="float">
            <text:p>0.4309283263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7E-06</text:p>
          </table:table-cell>
          <table:table-cell office:value-type="float" office:value="0.430903692761272" calcext:value-type="float">
            <text:p>0.4309036928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E-06</text:p>
          </table:table-cell>
          <table:table-cell office:value-type="float" office:value="0.430895164845913" calcext:value-type="float">
            <text:p>0.4308951648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9E-06</text:p>
          </table:table-cell>
          <table:table-cell office:value-type="float" office:value="0.728639776552558" calcext:value-type="float">
            <text:p>0.7286397766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3.14E-06</text:p>
          </table:table-cell>
          <table:table-cell office:value-type="float" office:value="0.689925703506458" calcext:value-type="float">
            <text:p>0.689925703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E-06</text:p>
          </table:table-cell>
          <table:table-cell office:value-type="float" office:value="0.628595668531056" calcext:value-type="float">
            <text:p>0.6285956685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E-06</text:p>
          </table:table-cell>
          <table:table-cell office:value-type="float" office:value="0.429704885246893" calcext:value-type="float">
            <text:p>0.4297048852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E-06</text:p>
          </table:table-cell>
          <table:table-cell office:value-type="float" office:value="0.42969379674535" calcext:value-type="float">
            <text:p>0.4296937967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7E-05</text:p>
          </table:table-cell>
          <table:table-cell office:value-type="float" office:value="10.1713285290937" calcext:value-type="float">
            <text:p>10.1713285291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5E-05</text:p>
          </table:table-cell>
          <table:table-cell office:value-type="float" office:value="9.84652331402211" calcext:value-type="float">
            <text:p>9.846523314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E-07</text:p>
          </table:table-cell>
          <table:table-cell office:value-type="float" office:value="0.324793856492263" calcext:value-type="float">
            <text:p>0.3247938565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9E-07</text:p>
          </table:table-cell>
          <table:table-cell office:value-type="float" office:value="0.324793611994922" calcext:value-type="float">
            <text:p>0.324793612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-0.000000048298889882303" calcext:value-type="float">
            <text:p>-4.83E-08</text:p>
          </table:table-cell>
          <table:table-cell office:value-type="float" office:value="0.00673087114551467" calcext:value-type="float">
            <text:p>0.0067308711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-0.0000000991172373374197" calcext:value-type="float">
            <text:p>-9.91E-08</text:p>
          </table:table-cell>
          <table:table-cell office:value-type="float" office:value="0.00673088044356685" calcext:value-type="float">
            <text:p>0.0067308804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6E-07</text:p>
          </table:table-cell>
          <table:table-cell office:value-type="float" office:value="0.10782272225211" calcext:value-type="float">
            <text:p>0.1078227223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6E-07</text:p>
          </table:table-cell>
          <table:table-cell office:value-type="float" office:value="0.107814670327449" calcext:value-type="float">
            <text:p>0.1078146703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2.11E-06</text:p>
          </table:table-cell>
          <table:table-cell office:value-type="float" office:value="1.28815457793542" calcext:value-type="float">
            <text:p>1.2881545779</text:p>
          </table:table-cell>
        </table:table-row>
        <table:table-row table:style-name="ro1">
          <table:table-cell office:value-type="string" calcext:value-type="string">
            <text:p>PNT_req</text:p>
          </table:table-cell>
          <table:table-cell table:style-name="Default"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40E-06</text:p>
          </table:table-cell>
          <table:table-cell office:value-type="float" office:value="0.360832298136043" calcext:value-type="float">
            <text:p>0.3608322981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1E-06</text:p>
          </table:table-cell>
          <table:table-cell office:value-type="float" office:value="3.72743597590596" calcext:value-type="float">
            <text:p>3.7274359759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5E-07</text:p>
          </table:table-cell>
          <table:table-cell office:value-type="float" office:value="0.0307184459992762" calcext:value-type="float">
            <text:p>0.030718446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E-07</text:p>
          </table:table-cell>
          <table:table-cell office:value-type="float" office:value="0.0307041273879167" calcext:value-type="float">
            <text:p>0.0307041274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1E-08</text:p>
          </table:table-cell>
          <table:table-cell office:value-type="float" office:value="0.352082266153257" calcext:value-type="float">
            <text:p>0.3520822662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2.35E-06</text:p>
          </table:table-cell>
          <table:table-cell office:value-type="float" office:value="0.352054182501867" calcext:value-type="float">
            <text:p>0.3520541825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E-06</text:p>
          </table:table-cell>
          <table:table-cell office:value-type="float" office:value="0.366628807472007" calcext:value-type="float">
            <text:p>0.3666288075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30E-06</text:p>
          </table:table-cell>
          <table:table-cell office:value-type="float" office:value="0.230031779232741" calcext:value-type="float">
            <text:p>0.2300317792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00000129627471144947" calcext:value-type="float">
            <text:p>1.30E-06</text:p>
          </table:table-cell>
          <table:table-cell office:value-type="float" office:value="0.230029542349426" calcext:value-type="float">
            <text:p>0.2300295423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00000129627478044527" calcext:value-type="float">
            <text:p>1.30E-06</text:p>
          </table:table-cell>
          <table:table-cell office:value-type="float" office:value="0.230029173579563" calcext:value-type="float">
            <text:p>0.2300291736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00000129629329486907" calcext:value-type="float">
            <text:p>1.30E-06</text:p>
          </table:table-cell>
          <table:table-cell office:value-type="float" office:value="0.230009210310891" calcext:value-type="float">
            <text:p>0.2300092103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30E-06</text:p>
          </table:table-cell>
          <table:table-cell office:value-type="float" office:value="0.230009204891174" calcext:value-type="float">
            <text:p>0.2300092049</text:p>
          </table:table-cell>
        </table:table-row>
        <table:table-row table:style-name="ro1">
          <table:table-cell office:value-type="string" calcext:value-type="string">
            <text:p>GLC_feed</text:p>
          </table:table-cell>
          <table:table-cell table:style-name="Default" office:value-type="float" office:value="0.23" calcext:value-type="float">
            <text:p>0.2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E-07</text:p>
          </table:table-cell>
          <table:table-cell office:value-type="float" office:value="1.33143286274928" calcext:value-type="float">
            <text:p>1.3314328627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2E-05</text:p>
          </table:table-cell>
          <table:table-cell office:value-type="float" office:value="0.429695712677742" calcext:value-type="float">
            <text:p>0.4296957127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E-06</text:p>
          </table:table-cell>
          <table:table-cell office:value-type="float" office:value="1.42403693181964" calcext:value-type="float">
            <text:p>1.4240369318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-2.60117373487793E-054" calcext:value-type="float">
            <text:p>-2.60E-54</text:p>
          </table:table-cell>
          <table:table-cell table:style-name="ce78" office:value-type="float" office:value="0.0000710151246078971" calcext:value-type="float">
            <text:p>7.10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table:style-name="Default"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table:style-name="Default"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table:style-name="Default"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table:style-name="Default"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table:style-name="Default"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</table:table-row>
        <table:table-row table:style-name="ro1"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7E-08</text:p>
          </table:table-cell>
          <table:table-cell table:style-name="ce78" office:value-type="float" office:value="0.0000659641461669325" calcext:value-type="float">
            <text:p>6.60E-05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table:style-name="Default"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</table:table-row>
        <table:table-row table:style-name="ro1"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E-13</text:p>
          </table:table-cell>
          <table:table-cell table:style-name="ce78" office:value-type="float" office:value="0.0000544835739887019" calcext:value-type="float">
            <text:p>5.45E-05</text:p>
          </table:table-cell>
        </table:table-row>
      </table:table>
      <table:table table:name="Sheet3" table:style-name="ta1">
        <table:table-column table:style-name="co13" table:default-cell-style-name="ce58"/>
        <table:table-column table:style-name="co8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row table:style-name="ro1">
          <table:table-cell table:style-name="ce41" office:value-type="string" calcext:value-type="string">
            <text:p>Stochiometric_NAM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</table:table-row>
        <table:table-row table:style-name="ro1">
          <table:table-cell table:style-name="ce42" office:value-type="string" calcext:value-type="string">
            <text:p>EX_glc_LPAREN_e_RPAREN_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table:style-name="ce42" office:value-type="string" calcext:value-type="string">
            <text:p>EX_ac_LPAREN_e_RPAREN_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43" office:value-type="string" calcext:value-type="string">
            <text:p>GLCtexi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</table:table-row>
        <table:table-row table:style-name="ro1">
          <table:table-cell table:style-name="ce44" office:value-type="string" calcext:value-type="string">
            <text:p>PItex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</table:table-row>
        <table:table-row table:style-name="ro1">
          <table:table-cell table:style-name="ce45" office:value-type="string" calcext:value-type="string">
            <text:p>ACt2rpp</text:p>
          </table:table-cell>
          <table:table-cell office:value-type="string" calcext:value-type="string">
            <text:p>plus 2*H+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</table:table-row>
        <table:table-row table:style-name="ro1">
          <table:table-cell table:style-name="ce46" office:value-type="string" calcext:value-type="string">
            <text:p>ACACtex</text:p>
          </table:table-cell>
          <table:table-cell table:style-name="ce70" office:value-type="string" calcext:value-type="string">
            <text:p>It’s reversed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table:style-name="ce70" office:value-type="string" calcext:value-type="string">
            <text:p>PTS_0+PTS_4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table:style-name="ce70" office:value-type="string" calcext:value-type="string">
            <text:p>PTS_0+PTS_4</text:p>
          </table:table-cell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2962933027342E-06</text:p>
          </table:table-cell>
          <table:table-cell office:value-type="float" office:value="0.230009204891174" calcext:value-type="float">
            <text:p>0.2300092049</text:p>
          </table:table-cell>
        </table:table-row>
        <table:table-row table:style-name="ro1">
          <table:table-cell table:style-name="ce42" office:value-type="string" calcext:value-type="string">
            <text:p>PIt2rpp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</table:table-row>
        <table:table-row table:style-name="ro1">
          <table:table-cell table:style-name="ce43" office:value-type="string" calcext:value-type="string">
            <text:p>PGI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</table:table-row>
        <table:table-row table:style-name="ro1">
          <table:table-cell table:style-name="ce44" office:value-type="string" calcext:value-type="string">
            <text:p>PF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</table:table-row>
        <table:table-row table:style-name="ro1">
          <table:table-cell table:style-name="ce45" office:value-type="string" calcext:value-type="string">
            <text:p>FBP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</table:table-row>
        <table:table-row table:style-name="ro1">
          <table:table-cell table:style-name="ce44" office:value-type="string" calcext:value-type="string">
            <text:p>FB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</table:table-row>
        <table:table-row table:style-name="ro1">
          <table:table-cell table:style-name="ce44" office:value-type="string" calcext:value-type="string">
            <text:p>TPI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</table:table-row>
        <table:table-row table:style-name="ro1">
          <table:table-cell table:style-name="ce45" office:value-type="string" calcext:value-type="string">
            <text:p>GAPD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</table:table-row>
        <table:table-row table:style-name="ro1">
          <table:table-cell table:style-name="ce45" office:value-type="string" calcext:value-type="string">
            <text:p>PGK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8</text:p>
          </table:table-cell>
        </table:table-row>
        <table:table-row table:style-name="ro1">
          <table:table-cell table:style-name="ce45" office:value-type="string" calcext:value-type="string">
            <text:p>PGM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</text:p>
          </table:table-cell>
        </table:table-row>
        <table:table-row table:style-name="ro1">
          <table:table-cell table:style-name="ce45" office:value-type="string" calcext:value-type="string">
            <text:p>ENO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</table:table-row>
        <table:table-row table:style-name="ro1">
          <table:table-cell table:style-name="ce45" office:value-type="string" calcext:value-type="string">
            <text:p>PYK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</table:table-row>
        <table:table-row table:style-name="ro1">
          <table:table-cell table:style-name="ce45" office:value-type="string" calcext:value-type="string">
            <text:p>PPS</text:p>
          </table:table-cell>
          <table:table-cell office:value-type="string" calcext:value-type="string">
            <text:p>plus H2O and 2*H+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</table:table-row>
        <table:table-row table:style-name="ro1">
          <table:table-cell table:style-name="ce46" office:value-type="string" calcext:value-type="string">
            <text:p>PDH</text:p>
          </table:table-cell>
          <table:table-cell table:style-name="ce70" office:value-type="string" calcext:value-type="string">
            <text:p>HCO3 → CO2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</table:table-row>
        <table:table-row table:style-name="ro1">
          <table:table-cell table:style-name="ce49" office:value-type="string" calcext:value-type="string">
            <text:p>G6PDH2r</text:p>
          </table:table-cell>
          <table:table-cell table:style-name="ce69" office:value-type="string" calcext:value-type="string">
            <text:p>plus H+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</table:table-row>
        <table:table-row table:style-name="ro1">
          <table:table-cell table:style-name="ce50" office:value-type="string" calcext:value-type="string">
            <text:p>PGL</text:p>
          </table:table-cell>
          <table:table-cell office:value-type="string" calcext:value-type="string">
            <text:p>same as GL6P_HYDRO plus H2O and H+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372353783448E-13</text:p>
          </table:table-cell>
          <table:table-cell office:value-type="float" office:value="0.0000544835739887019" calcext:value-type="float">
            <text:p>5.44835739887019E-05</text:p>
          </table:table-cell>
        </table:table-row>
        <table:table-row table:style-name="ro1">
          <table:table-cell table:style-name="ce45" office:value-type="string" calcext:value-type="string">
            <text:p>GND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</table:table-row>
        <table:table-row table:style-name="ro1">
          <table:table-cell table:style-name="ce44" office:value-type="string" calcext:value-type="string">
            <text:p>RP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</table:table-row>
        <table:table-row table:style-name="ro1">
          <table:table-cell table:style-name="ce45" office:value-type="string" calcext:value-type="string">
            <text:p>RPI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</text:p>
          </table:table-cell>
        </table:table-row>
        <table:table-row table:style-name="ro1">
          <table:table-cell table:style-name="ce63" office:value-type="string" calcext:value-type="string" table:number-columns-spanned="1" table:number-rows-spanned="2">
            <text:p>TKT2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</table:table-row>
        <table:table-row table:style-name="ro1">
          <table:covered-table-cell table:style-name="ce64"/>
          <table:covered-table-cell/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2">
            <text:p>TKT1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</table:table-row>
        <table:table-row table:style-name="ro1">
          <table:covered-table-cell table:style-name="ce64"/>
          <table:covered-table-cell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2">
            <text:p>TALA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</table:table-row>
        <table:table-row table:style-name="ro1">
          <table:covered-table-cell table:style-name="ce66"/>
          <table:covered-table-cell table:style-name="ce70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</table:table-row>
        <table:table-row table:style-name="ro1">
          <table:table-cell table:style-name="ce49" office:value-type="string" calcext:value-type="string">
            <text:p>EDD</text:p>
          </table:table-cell>
          <table:table-cell table:style-name="ce69" office:value-type="string" calcext:value-type="string">
            <text:p>plus H2O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</table:table-row>
        <table:table-row table:style-name="ro1">
          <table:table-cell table:style-name="ce55" office:value-type="string" calcext:value-type="string">
            <text:p>EDA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</table:table-row>
        <table:table-row table:style-name="ro1">
          <table:table-cell table:style-name="ce49" office:value-type="string" calcext:value-type="string">
            <text:p>PPC</text:p>
          </table:table-cell>
          <table:table-cell table:style-name="ce69" office:value-type="string" calcext:value-type="string">
            <text:p>HCO3→CO2 + H+ but it’s the sam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</table:table-row>
        <table:table-row table:style-name="ro1">
          <table:table-cell table:style-name="ce45" office:value-type="string" calcext:value-type="string">
            <text:p>PPCK</text:p>
          </table:table-cell>
          <table:table-cell office:value-type="string" calcext:value-type="string">
            <text:p>HCO3→CO2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</table:table-row>
        <table:table-row table:style-name="ro1">
          <table:table-cell table:style-name="ce46" office:value-type="string" calcext:value-type="string">
            <text:p>ME1</text:p>
          </table:table-cell>
          <table:table-cell table:style-name="ce70" office:value-type="string" calcext:value-type="string">
            <text:p>HCO3→CO2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</table:table-row>
        <table:table-row table:style-name="ro1">
          <table:table-cell table:style-name="ce49" office:value-type="string" calcext:value-type="string">
            <text:p>CS</text:p>
          </table:table-cell>
          <table:table-cell table:style-name="ce69" office:value-type="string" calcext:value-type="string">
            <text:p>plus H2O and H+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</table:table-row>
        <table:table-row table:style-name="ro1">
          <table:table-cell table:style-name="ce45" office:value-type="string" calcext:value-type="string">
            <text:p>ACONTa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</table:table-row>
        <table:table-row table:style-name="ro1">
          <table:table-cell table:style-name="ce45" office:value-type="string" calcext:value-type="string">
            <text:p>ACONTb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</table:table-row>
        <table:table-row table:style-name="ro1">
          <table:table-cell table:style-name="ce45" office:value-type="string" calcext:value-type="string">
            <text:p>ICDHyr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</table:table-row>
        <table:table-row table:style-name="ro1">
          <table:table-cell table:style-name="ce45" office:value-type="string" calcext:value-type="string">
            <text:p>AKGDH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</table:table-row>
        <table:table-row table:style-name="ro1">
          <table:table-cell table:style-name="ce45" office:value-type="string" calcext:value-type="string">
            <text:p>SUCOAS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</table:table-row>
        <table:table-row table:style-name="ro1">
          <table:table-cell table:style-name="ce45" office:value-type="string" calcext:value-type="string">
            <text:p>FU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1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table:style-name="ce70" office:value-type="string" calcext:value-type="string">
            <text:p>reverse from the top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</text:p>
          </table:table-cell>
        </table:table-row>
        <table:table-row table:style-name="ro1">
          <table:table-cell table:style-name="ce43" office:value-type="string" calcext:value-type="string">
            <text:p>ICL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</table:table-row>
        <table:table-row table:style-name="ro1">
          <table:table-cell table:style-name="ce46" office:value-type="string" calcext:value-type="string">
            <text:p>MALS</text:p>
          </table:table-cell>
          <table:table-cell table:style-name="ce70" office:value-type="string" calcext:value-type="string">
            <text:p>plus H+ H2O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</table:table-row>
        <table:table-row table:style-name="ro1">
          <table:table-cell table:style-name="ce43" office:value-type="string" calcext:value-type="string">
            <text:p>PTAr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</table:table-row>
        <table:table-row table:style-name="ro1">
          <table:table-cell table:style-name="ce45" office:value-type="string" calcext:value-type="string">
            <text:p>ACKr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</table:table-row>
        <table:table-row table:style-name="ro1">
          <table:table-cell table:style-name="ce55" office:value-type="string" calcext:value-type="string">
            <text:p>ACS"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</table:table-row>
        <table:table-row table:style-name="ro1">
          <table:table-cell table:style-name="ce49" office:value-type="string" calcext:value-type="string">
            <text:p>NADH16pp</text:p>
          </table:table-cell>
          <table:table-cell table:style-name="ce69" office:value-type="string" calcext:value-type="string">
            <text:p>different H+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</table:table-row>
        <table:table-row table:style-name="ro1">
          <table:table-cell table:style-name="ce45" office:value-type="string" calcext:value-type="string">
            <text:p>NADH5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7</text:p>
          </table:table-cell>
        </table:table-row>
        <table:table-row table:style-name="ro1">
          <table:table-cell table:style-name="ce56" office:value-type="string" calcext:value-type="string">
            <text:p>CYTBO3_4pp</text:p>
          </table:table-cell>
          <table:table-cell office:value-type="string" calcext:value-type="string">
            <text:p>its half, different stochiometry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</table:table-row>
        <table:table-row table:style-name="ro1">
          <table:table-cell table:style-name="ce46" office:value-type="string" calcext:value-type="string">
            <text:p>ATPS4rpp</text:p>
          </table:table-cell>
          <table:table-cell table:style-name="ce70" office:value-type="string" calcext:value-type="string">
            <text:p>minus H+ plus H2O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</table:table-row>
        <table:table-row table:style-name="ro1">
          <table:table-cell table:style-name="ce43" office:value-type="string" calcext:value-type="string">
            <text:p>NADTRHD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</table:table-row>
        <table:table-row table:style-name="ro1">
          <table:table-cell table:style-name="ce44" office:value-type="string" calcext:value-type="string">
            <text:p>ADK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</table:table-row>
        <table:table-row table:style-name="ro1">
          <table:table-cell table:style-name="ce45" office:value-type="string" calcext:value-type="string">
            <text:p>ATP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</table:table-row>
        <table:table-row table:style-name="ro1">
          <table:table-cell table:style-name="ce44" office:value-type="string" calcext:value-type="string">
            <text:p>ADNCY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</table:table-row>
        <table:table-row table:style-name="ro1">
          <table:table-cell table:style-name="ce46" office:value-type="string" calcext:value-type="string">
            <text:p>PDE4</text:p>
          </table:table-cell>
          <table:table-cell table:style-name="ce70" office:value-type="string" calcext:value-type="string">
            <text:p>plus H2O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</table:table-row>
        <table:table-row table:style-name="ro1" table:number-rows-repeated="10485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table:table-column table:style-name="co13" table:default-cell-style-name="ce58"/>
        <table:table-column table:style-name="co8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1" table:number-columns-repeated="3" table:default-cell-style-name="Default"/>
        <table:table-row table:style-name="ro1">
          <table:table-cell table:style-name="ce41" office:value-type="string" calcext:value-type="string">
            <text:p>Stochiometric_NAM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EX_glc_LPAREN_e_RPAREN_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  <table:table-cell table:style-name="ce42" office:value-type="string" calcext:value-type="string">
            <text:p>EX_glc_LPAREN_e_RPAREN_</text:p>
          </table:table-cell>
          <table:table-cell table:number-columns-repeated="2" table:style-name="ce58" office:value-type="float" office:value="0.23" calcext:value-type="float">
            <text:p>0.23</text:p>
          </table:table-cell>
        </table:table-row>
        <table:table-row table:style-name="ro1">
          <table:table-cell table:style-name="ce42" office:value-type="string" calcext:value-type="string">
            <text:p>EX_ac_LPAREN_e_RPAREN_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  <table:table-cell table:style-name="ce42" office:value-type="string" calcext:value-type="string">
            <text:p>EX_ac_LPAREN_e_RPAREN_</text:p>
          </table:table-cell>
          <table:table-cell table:style-name="ce58" office:value-type="float" office:value="0.0000000116955129547707" calcext:value-type="float">
            <text:p>1.16955129547707E-08</text:p>
          </table:table-cell>
          <table:table-cell table:style-name="ce58"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43" office:value-type="string" calcext:value-type="string">
            <text:p>GLCtexi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  <table:table-cell table:style-name="ce43" office:value-type="string" calcext:value-type="string">
            <text:p>GLCtexi</text:p>
          </table:table-cell>
          <table:table-cell table:style-name="ce58" office:value-type="float" office:value="0.000574856722407099" calcext:value-type="float">
            <text:p>0.0005748567</text:p>
          </table:table-cell>
          <table:table-cell table:style-name="ce58" office:value-type="float" office:value="0.230009188263143" calcext:value-type="float">
            <text:p>0.2300091883</text:p>
          </table:table-cell>
        </table:table-row>
        <table:table-row table:style-name="ro1">
          <table:table-cell table:style-name="ce44" office:value-type="string" calcext:value-type="string">
            <text:p>PItex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  <table:table-cell table:style-name="ce44" office:value-type="string" calcext:value-type="string">
            <text:p>PItex</text:p>
          </table:table-cell>
          <table:table-cell table:style-name="ce58" office:value-type="float" office:value="-0.665981886037444" calcext:value-type="float">
            <text:p>-0.665981886</text:p>
          </table:table-cell>
          <table:table-cell table:style-name="ce58" office:value-type="float" office:value="0.503177546081487" calcext:value-type="float">
            <text:p>0.5031775461</text:p>
          </table:table-cell>
        </table:table-row>
        <table:table-row table:style-name="ro1">
          <table:table-cell table:style-name="ce45" office:value-type="string" calcext:value-type="string">
            <text:p>ACt2rpp</text:p>
          </table:table-cell>
          <table:table-cell office:value-type="string" calcext:value-type="string">
            <text:p>plus 2*H+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  <table:table-cell table:style-name="ce45" office:value-type="string" calcext:value-type="string">
            <text:p>ACt2rpp</text:p>
          </table:table-cell>
          <table:table-cell table:style-name="ce58" office:value-type="float" office:value="-0.000175302526836628" calcext:value-type="float">
            <text:p>-0.0001753025</text:p>
          </table:table-cell>
          <table:table-cell table:style-name="ce58" office:value-type="float" office:value="0.000426751480320819" calcext:value-type="float">
            <text:p>0.0004267515</text:p>
          </table:table-cell>
        </table:table-row>
        <table:table-row table:style-name="ro1">
          <table:table-cell table:style-name="ce46" office:value-type="string" calcext:value-type="string">
            <text:p>ACACtex</text:p>
          </table:table-cell>
          <table:table-cell table:style-name="ce79" office:value-type="string" calcext:value-type="string">
            <text:p>It’s reversed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  <table:table-cell table:style-name="ce46" office:value-type="string" calcext:value-type="string">
            <text:p>ACACtex</text:p>
          </table:table-cell>
          <table:table-cell table:style-name="ce58" office:value-type="float" office:value="-0.000426022569592791" calcext:value-type="float">
            <text:p>-0.0004260226</text:p>
          </table:table-cell>
          <table:table-cell table:style-name="ce58" office:value-type="float" office:value="0.000174759275203015" calcext:value-type="float">
            <text:p>0.0001747593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table:style-name="ce70" office:value-type="string" calcext:value-type="string">
            <text:p>PTS_0+PTS_4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  <table:table-cell table:style-name="ce15" office:value-type="string" calcext:value-type="string">
            <text:p>GLCptspp</text:p>
          </table:table-cell>
          <table:table-cell table:style-name="ce58" office:value-type="float" office:value="0.00000129627469550063" calcext:value-type="float">
            <text:p>1.29627469550063E-06</text:p>
          </table:table-cell>
          <table:table-cell table:style-name="ce58" office:value-type="float" office:value="0.230031779232741" calcext:value-type="float">
            <text:p>0.2300317792</text:p>
          </table:table-cell>
        </table:table-row>
        <table:table-row table:style-name="ro1">
          <table:table-cell table:style-name="ce42" office:value-type="string" calcext:value-type="string">
            <text:p>PIt2rpp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  <table:table-cell table:style-name="ce42" office:value-type="string" calcext:value-type="string">
            <text:p>PIt2rpp</text:p>
          </table:table-cell>
          <table:table-cell table:style-name="ce58" office:value-type="float" office:value="-0.665864009258967" calcext:value-type="float">
            <text:p>-0.6658640093</text:p>
          </table:table-cell>
          <table:table-cell table:style-name="ce58" office:value-type="float" office:value="0.503177558852671" calcext:value-type="float">
            <text:p>0.5031775589</text:p>
          </table:table-cell>
        </table:table-row>
        <table:table-row table:style-name="ro1">
          <table:table-cell table:style-name="ce43" office:value-type="string" calcext:value-type="string">
            <text:p>PGI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  <table:table-cell table:style-name="ce43" office:value-type="string" calcext:value-type="string">
            <text:p>PGI</text:p>
          </table:table-cell>
          <table:table-cell table:style-name="ce58" office:value-type="float" office:value="-0.100550868800963" calcext:value-type="float">
            <text:p>-0.1005508688</text:p>
          </table:table-cell>
          <table:table-cell table:style-name="ce58" office:value-type="float" office:value="0.228552851076405" calcext:value-type="float">
            <text:p>0.2285528511</text:p>
          </table:table-cell>
        </table:table-row>
        <table:table-row table:style-name="ro1">
          <table:table-cell table:style-name="ce44" office:value-type="string" calcext:value-type="string">
            <text:p>PF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  <table:table-cell table:style-name="ce44" office:value-type="string" calcext:value-type="string">
            <text:p>PFK</text:p>
          </table:table-cell>
          <table:table-cell table:style-name="ce58" office:value-type="float" office:value="-0.000000000443546261898166" calcext:value-type="float">
            <text:p>-4.43546261898166E-10</text:p>
          </table:table-cell>
          <table:table-cell table:style-name="ce58" office:value-type="float" office:value="0.224378869773813" calcext:value-type="float">
            <text:p>0.2243788698</text:p>
          </table:table-cell>
        </table:table-row>
        <table:table-row table:style-name="ro1">
          <table:table-cell table:style-name="ce45" office:value-type="string" calcext:value-type="string">
            <text:p>FBP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  <table:table-cell table:style-name="ce45" office:value-type="string" calcext:value-type="string">
            <text:p>FBP</text:p>
          </table:table-cell>
          <table:table-cell table:style-name="ce58" office:value-type="float" office:value="2.88327758394733E-017" calcext:value-type="float">
            <text:p>2.88327758394733E-17</text:p>
          </table:table-cell>
          <table:table-cell table:style-name="ce58" office:value-type="float" office:value="0.00193556421787186" calcext:value-type="float">
            <text:p>0.0019355642</text:p>
          </table:table-cell>
        </table:table-row>
        <table:table-row table:style-name="ro1">
          <table:table-cell table:style-name="ce44" office:value-type="string" calcext:value-type="string">
            <text:p>FB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  <table:table-cell table:style-name="ce44" office:value-type="string" calcext:value-type="string">
            <text:p>FBA</text:p>
          </table:table-cell>
          <table:table-cell table:style-name="ce58" office:value-type="float" office:value="-0.00000000132395752241987" calcext:value-type="float">
            <text:p>-1.32395752241987E-09</text:p>
          </table:table-cell>
          <table:table-cell table:style-name="ce58" office:value-type="float" office:value="0.224334395111226" calcext:value-type="float">
            <text:p>0.2243343951</text:p>
          </table:table-cell>
        </table:table-row>
        <table:table-row table:style-name="ro1">
          <table:table-cell table:style-name="ce44" office:value-type="string" calcext:value-type="string">
            <text:p>TPI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  <table:table-cell table:style-name="ce44" office:value-type="string" calcext:value-type="string">
            <text:p>TPI</text:p>
          </table:table-cell>
          <table:table-cell table:style-name="ce58" office:value-type="float" office:value="-0.0000000364301592068572" calcext:value-type="float">
            <text:p>-3.64301592068572E-08</text:p>
          </table:table-cell>
          <table:table-cell table:style-name="ce58" office:value-type="float" office:value="0.224334395112261" calcext:value-type="float">
            <text:p>0.2243343951</text:p>
          </table:table-cell>
        </table:table-row>
        <table:table-row table:style-name="ro1">
          <table:table-cell table:style-name="ce45" office:value-type="string" calcext:value-type="string">
            <text:p>GAPD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  <table:table-cell table:style-name="ce45" office:value-type="string" calcext:value-type="string">
            <text:p>GAPD</text:p>
          </table:table-cell>
          <table:table-cell table:style-name="ce58" office:value-type="float" office:value="0.00000129623931761516" calcext:value-type="float">
            <text:p>1.29623931761516E-06</text:p>
          </table:table-cell>
          <table:table-cell table:style-name="ce58" office:value-type="float" office:value="0.449486472525177" calcext:value-type="float">
            <text:p>0.4494864725</text:p>
          </table:table-cell>
        </table:table-row>
        <table:table-row table:style-name="ro1">
          <table:table-cell table:style-name="ce45" office:value-type="string" calcext:value-type="string">
            <text:p>PGK</text:p>
          </table:table-cell>
          <table:table-cell table:style-name="ce80" office:value-type="string" calcext:value-type="string">
            <text:p>It’s reversed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8</text:p>
          </table:table-cell>
          <table:table-cell table:style-name="ce45" office:value-type="string" calcext:value-type="string">
            <text:p>PGK</text:p>
          </table:table-cell>
          <table:table-cell table:style-name="ce58" office:value-type="float" office:value="-0.505300292790395" calcext:value-type="float">
            <text:p>-0.5053002928</text:p>
          </table:table-cell>
          <table:table-cell table:style-name="ce58" office:value-type="float" office:value="0.0000000164007038365006" calcext:value-type="float">
            <text:p>1.64007038365006E-08</text:p>
          </table:table-cell>
        </table:table-row>
        <table:table-row table:style-name="ro1">
          <table:table-cell table:style-name="ce45" office:value-type="string" calcext:value-type="string">
            <text:p>PGM</text:p>
          </table:table-cell>
          <table:table-cell table:style-name="ce81" office:value-type="string" calcext:value-type="string">
            <text:p>It’s reversed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</text:p>
          </table:table-cell>
          <table:table-cell table:style-name="ce45" office:value-type="string" calcext:value-type="string">
            <text:p>PGM</text:p>
          </table:table-cell>
          <table:table-cell table:style-name="ce58" office:value-type="float" office:value="-0.4484969661044" calcext:value-type="float">
            <text:p>-0.4484969661</text:p>
          </table:table-cell>
          <table:table-cell table:style-name="ce58" office:value-type="float" office:value="0.0000000161032508051582" calcext:value-type="float">
            <text:p>1.61032508051582E-08</text:p>
          </table:table-cell>
        </table:table-row>
        <table:table-row table:style-name="ro1">
          <table:table-cell table:style-name="ce45" office:value-type="string" calcext:value-type="string">
            <text:p>ENO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  <table:table-cell table:style-name="ce45" office:value-type="string" calcext:value-type="string">
            <text:p>ENO</text:p>
          </table:table-cell>
          <table:table-cell table:style-name="ce58" office:value-type="float" office:value="-0.0000000159349469476826" calcext:value-type="float">
            <text:p>-1.59349469476826E-08</text:p>
          </table:table-cell>
          <table:table-cell table:style-name="ce58" office:value-type="float" office:value="0.450063090701661" calcext:value-type="float">
            <text:p>0.4500630907</text:p>
          </table:table-cell>
        </table:table-row>
        <table:table-row table:style-name="ro1">
          <table:table-cell table:style-name="ce45" office:value-type="string" calcext:value-type="string">
            <text:p>PYK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  <table:table-cell table:style-name="ce45" office:value-type="string" calcext:value-type="string">
            <text:p>PYK</text:p>
          </table:table-cell>
          <table:table-cell table:style-name="ce58" office:value-type="float" office:value="-3.02352247465757E-019" calcext:value-type="float">
            <text:p>-3.02352247465757E-19</text:p>
          </table:table-cell>
          <table:table-cell table:style-name="ce58" office:value-type="float" office:value="0.494068666068805" calcext:value-type="float">
            <text:p>0.4940686661</text:p>
          </table:table-cell>
        </table:table-row>
        <table:table-row table:style-name="ro1">
          <table:table-cell table:style-name="ce45" office:value-type="string" calcext:value-type="string">
            <text:p>PPS</text:p>
          </table:table-cell>
          <table:table-cell office:value-type="string" calcext:value-type="string">
            <text:p>plus H2O and 2*H+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  <table:table-cell table:style-name="ce45" office:value-type="string" calcext:value-type="string">
            <text:p>PPS</text:p>
          </table:table-cell>
          <table:table-cell table:style-name="ce58" office:value-type="float" office:value="-0.282208581227558" calcext:value-type="float">
            <text:p>-0.2822085812</text:p>
          </table:table-cell>
          <table:table-cell table:style-name="ce58" office:value-type="float" office:value="0.00134484651356249" calcext:value-type="float">
            <text:p>0.0013448465</text:p>
          </table:table-cell>
        </table:table-row>
        <table:table-row table:style-name="ro1">
          <table:table-cell table:style-name="ce46" office:value-type="string" calcext:value-type="string">
            <text:p>PDH</text:p>
          </table:table-cell>
          <table:table-cell table:style-name="ce70" office:value-type="string" calcext:value-type="string">
            <text:p>HCO3 → CO2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  <table:table-cell table:style-name="ce46" office:value-type="string" calcext:value-type="string">
            <text:p>PDH</text:p>
          </table:table-cell>
          <table:table-cell table:style-name="ce58" office:value-type="float" office:value="-0.00000270554113115516" calcext:value-type="float">
            <text:p>-2.70554113115516E-06</text:p>
          </table:table-cell>
          <table:table-cell table:style-name="ce58" office:value-type="float" office:value="0.759661600227377" calcext:value-type="float">
            <text:p>0.7596616002</text:p>
          </table:table-cell>
        </table:table-row>
        <table:table-row table:style-name="ro1">
          <table:table-cell table:style-name="ce49" office:value-type="string" calcext:value-type="string">
            <text:p>G6PDH2r</text:p>
          </table:table-cell>
          <table:table-cell table:style-name="ce69" office:value-type="string" calcext:value-type="string">
            <text:p>plus H+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  <table:table-cell table:style-name="ce49" office:value-type="string" calcext:value-type="string">
            <text:p>G6PDH2r</text:p>
          </table:table-cell>
          <table:table-cell table:style-name="ce58" office:value-type="float" office:value="0.00000431502854730746" calcext:value-type="float">
            <text:p>0.000004315</text:p>
          </table:table-cell>
          <table:table-cell table:style-name="ce58" office:value-type="float" office:value="0.319963139680334" calcext:value-type="float">
            <text:p>0.3199631397</text:p>
          </table:table-cell>
        </table:table-row>
        <table:table-row table:style-name="ro1">
          <table:table-cell table:style-name="ce50" office:value-type="string" calcext:value-type="string">
            <text:p>PGL</text:p>
          </table:table-cell>
          <table:table-cell office:value-type="string" calcext:value-type="string">
            <text:p>same as GL6P_HYDRO plus H2O and H+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  <table:table-cell table:style-name="ce50" office:value-type="string" calcext:value-type="string">
            <text:p>PGL</text:p>
          </table:table-cell>
          <table:table-cell table:style-name="ce58" office:value-type="float" office:value="0.00000431502826989289" calcext:value-type="float">
            <text:p>0.000004315</text:p>
          </table:table-cell>
          <table:table-cell table:style-name="ce58" office:value-type="float" office:value="0.319962503713797" calcext:value-type="float">
            <text:p>0.3199625037</text:p>
          </table:table-cell>
        </table:table-row>
        <table:table-row table:style-name="ro1">
          <table:table-cell table:style-name="ce45" office:value-type="string" calcext:value-type="string">
            <text:p>GND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  <table:table-cell table:style-name="ce45" office:value-type="string" calcext:value-type="string">
            <text:p>GND</text:p>
          </table:table-cell>
          <table:table-cell table:style-name="ce58" office:value-type="float" office:value="-0.0154491108565178" calcext:value-type="float">
            <text:p>-0.0154491109</text:p>
          </table:table-cell>
          <table:table-cell table:style-name="ce58" office:value-type="float" office:value="0.257004198747215" calcext:value-type="float">
            <text:p>0.2570041987</text:p>
          </table:table-cell>
        </table:table-row>
        <table:table-row table:style-name="ro1">
          <table:table-cell table:style-name="ce44" office:value-type="string" calcext:value-type="string">
            <text:p>RP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  <table:table-cell table:style-name="ce44" office:value-type="string" calcext:value-type="string">
            <text:p>RPE</text:p>
          </table:table-cell>
          <table:table-cell table:style-name="ce58" office:value-type="float" office:value="-0.030508666883869" calcext:value-type="float">
            <text:p>-0.0305086669</text:p>
          </table:table-cell>
          <table:table-cell table:style-name="ce58" office:value-type="float" office:value="0.164551437630362" calcext:value-type="float">
            <text:p>0.1645514376</text:p>
          </table:table-cell>
        </table:table-row>
        <table:table-row table:style-name="ro1">
          <table:table-cell table:style-name="ce45" office:value-type="string" calcext:value-type="string">
            <text:p>RPI</text:p>
          </table:table-cell>
          <table:table-cell table:style-name="ce81" office:value-type="string" calcext:value-type="string">
            <text:p>It’s reversed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</text:p>
          </table:table-cell>
          <table:table-cell table:style-name="ce45" office:value-type="string" calcext:value-type="string">
            <text:p>RPI</text:p>
          </table:table-cell>
          <table:table-cell table:style-name="ce58" office:value-type="float" office:value="-0.101632323704678" calcext:value-type="float">
            <text:p>-0.1016323237</text:p>
          </table:table-cell>
          <table:table-cell table:style-name="ce58" office:value-type="float" office:value="0.0000887734027675204" calcext:value-type="float">
            <text:p>8.87734027675204E-05</text:p>
          </table:table-cell>
        </table:table-row>
        <table:table-row table:style-name="ro1">
          <table:table-cell table:style-name="ce63" office:value-type="string" calcext:value-type="string" table:number-columns-spanned="1" table:number-rows-spanned="2">
            <text:p>TKT2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3"/>
        </table:table-row>
        <table:table-row table:style-name="ro1">
          <table:covered-table-cell table:style-name="ce64"/>
          <table:covered-table-cell/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 table:number-columns-spanned="1" table:number-rows-spanned="2">
            <text:p>TKT1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  <table:table-cell table:number-columns-repeated="3"/>
        </table:table-row>
        <table:table-row table:style-name="ro1">
          <table:covered-table-cell table:style-name="ce64"/>
          <table:covered-table-cell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 table:number-columns-spanned="1" table:number-rows-spanned="2">
            <text:p>TALA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  <table:table-cell table:number-columns-repeated="3"/>
        </table:table-row>
        <table:table-row table:style-name="ro1">
          <table:covered-table-cell table:style-name="ce66"/>
          <table:covered-table-cell table:style-name="ce70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  <table:table-cell table:number-columns-repeated="3"/>
        </table:table-row>
        <table:table-row table:style-name="ro1">
          <table:table-cell table:style-name="ce49" office:value-type="string" calcext:value-type="string">
            <text:p>EDD</text:p>
          </table:table-cell>
          <table:table-cell table:style-name="ce69" office:value-type="string" calcext:value-type="string">
            <text:p>plus H2O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  <table:table-cell table:style-name="ce49" office:value-type="string" calcext:value-type="string">
            <text:p>EDD</text:p>
          </table:table-cell>
          <table:table-cell table:style-name="ce58" office:value-type="float" office:value="0.000000125694785471711" calcext:value-type="float">
            <text:p>1.25694785471711E-07</text:p>
          </table:table-cell>
          <table:table-cell table:style-name="ce58" office:value-type="float" office:value="0.10782272225211" calcext:value-type="float">
            <text:p>0.1078227223</text:p>
          </table:table-cell>
        </table:table-row>
        <table:table-row table:style-name="ro1">
          <table:table-cell table:style-name="ce55" office:value-type="string" calcext:value-type="string">
            <text:p>EDA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  <table:table-cell table:style-name="ce55" office:value-type="string" calcext:value-type="string">
            <text:p>EDA</text:p>
          </table:table-cell>
          <table:table-cell table:style-name="ce58" office:value-type="float" office:value="0.000000125696958126635" calcext:value-type="float">
            <text:p>1.25696958126635E-07</text:p>
          </table:table-cell>
          <table:table-cell table:style-name="ce58" office:value-type="float" office:value="0.107814670327449" calcext:value-type="float">
            <text:p>0.1078146703</text:p>
          </table:table-cell>
        </table:table-row>
        <table:table-row table:style-name="ro1">
          <table:table-cell table:style-name="ce49" office:value-type="string" calcext:value-type="string">
            <text:p>PPC</text:p>
          </table:table-cell>
          <table:table-cell table:style-name="ce69" office:value-type="string" calcext:value-type="string">
            <text:p>HCO3→CO2 + H+ but it’s the sam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  <table:table-cell table:style-name="ce49" office:value-type="string" calcext:value-type="string">
            <text:p>PPC</text:p>
          </table:table-cell>
          <table:table-cell table:style-name="ce58" office:value-type="float" office:value="-0.000002820770550459" calcext:value-type="float">
            <text:p>-2.820770550459E-06</text:p>
          </table:table-cell>
          <table:table-cell table:style-name="ce58" office:value-type="float" office:value="3.85485294239589" calcext:value-type="float">
            <text:p>3.8548529424</text:p>
          </table:table-cell>
        </table:table-row>
        <table:table-row table:style-name="ro1">
          <table:table-cell table:style-name="ce45" office:value-type="string" calcext:value-type="string">
            <text:p>PPCK</text:p>
          </table:table-cell>
          <table:table-cell office:value-type="string" calcext:value-type="string">
            <text:p>HCO3→CO2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  <table:table-cell table:style-name="ce45" office:value-type="string" calcext:value-type="string">
            <text:p>PPCK</text:p>
          </table:table-cell>
          <table:table-cell table:style-name="ce58" office:value-type="float" office:value="-0.213703848702417" calcext:value-type="float">
            <text:p>-0.2137038487</text:p>
          </table:table-cell>
          <table:table-cell table:style-name="ce58" office:value-type="float" office:value="3.9008176739073" calcext:value-type="float">
            <text:p>3.9008176739</text:p>
          </table:table-cell>
        </table:table-row>
        <table:table-row table:style-name="ro1">
          <table:table-cell table:style-name="ce46" office:value-type="string" calcext:value-type="string">
            <text:p>ME1</text:p>
          </table:table-cell>
          <table:table-cell table:style-name="ce70" office:value-type="string" calcext:value-type="string">
            <text:p>HCO3→CO2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  <table:table-cell table:style-name="ce46" office:value-type="string" calcext:value-type="string">
            <text:p>ME1</text:p>
          </table:table-cell>
          <table:table-cell table:style-name="ce58" office:value-type="float" office:value="-0.00000754377525898197" calcext:value-type="float">
            <text:p>-7.54377525898197E-06</text:p>
          </table:table-cell>
          <table:table-cell table:style-name="ce58" office:value-type="float" office:value="0.351111495146224" calcext:value-type="float">
            <text:p>0.3511114951</text:p>
          </table:table-cell>
        </table:table-row>
        <table:table-row table:style-name="ro1">
          <table:table-cell table:style-name="ce49" office:value-type="string" calcext:value-type="string">
            <text:p>CS</text:p>
          </table:table-cell>
          <table:table-cell table:style-name="ce69" office:value-type="string" calcext:value-type="string">
            <text:p>plus H2O and H+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  <table:table-cell table:style-name="ce49" office:value-type="string" calcext:value-type="string">
            <text:p>CS</text:p>
          </table:table-cell>
          <table:table-cell table:style-name="ce58" office:value-type="float" office:value="-0.00000303562266248668" calcext:value-type="float">
            <text:p>-3.03562266248668E-06</text:p>
          </table:table-cell>
          <table:table-cell table:style-name="ce58" office:value-type="float" office:value="0.430928326262331" calcext:value-type="float">
            <text:p>0.4309283263</text:p>
          </table:table-cell>
        </table:table-row>
        <table:table-row table:style-name="ro1">
          <table:table-cell table:style-name="ce45" office:value-type="string" calcext:value-type="string">
            <text:p>ACONTa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  <table:table-cell table:style-name="ce45" office:value-type="string" calcext:value-type="string">
            <text:p>ACONTa</text:p>
          </table:table-cell>
          <table:table-cell table:style-name="ce58" office:value-type="float" office:value="-0.00000306991638234588" calcext:value-type="float">
            <text:p>-3.06991638234588E-06</text:p>
          </table:table-cell>
          <table:table-cell table:style-name="ce58" office:value-type="float" office:value="0.430903692761272" calcext:value-type="float">
            <text:p>0.4309036928</text:p>
          </table:table-cell>
        </table:table-row>
        <table:table-row table:style-name="ro1">
          <table:table-cell table:style-name="ce45" office:value-type="string" calcext:value-type="string">
            <text:p>ACONTb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  <table:table-cell table:style-name="ce45" office:value-type="string" calcext:value-type="string">
            <text:p>ACONTb</text:p>
          </table:table-cell>
          <table:table-cell table:style-name="ce58" office:value-type="float" office:value="-0.00000307454995022945" calcext:value-type="float">
            <text:p>-3.07454995022945E-06</text:p>
          </table:table-cell>
          <table:table-cell table:style-name="ce58" office:value-type="float" office:value="0.430895164845913" calcext:value-type="float">
            <text:p>0.4308951648</text:p>
          </table:table-cell>
        </table:table-row>
        <table:table-row table:style-name="ro1">
          <table:table-cell table:style-name="ce45" office:value-type="string" calcext:value-type="string">
            <text:p>ICDHyr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  <table:table-cell table:style-name="ce45" office:value-type="string" calcext:value-type="string">
            <text:p>ICDHyr</text:p>
          </table:table-cell>
          <table:table-cell table:style-name="ce58" office:value-type="float" office:value="-0.00000238954141299037" calcext:value-type="float">
            <text:p>-2.38954141299037E-06</text:p>
          </table:table-cell>
          <table:table-cell table:style-name="ce58" office:value-type="float" office:value="0.728639776552558" calcext:value-type="float">
            <text:p>0.7286397766</text:p>
          </table:table-cell>
        </table:table-row>
        <table:table-row table:style-name="ro1">
          <table:table-cell table:style-name="ce45" office:value-type="string" calcext:value-type="string">
            <text:p>AKGDH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  <table:table-cell table:style-name="ce45" office:value-type="string" calcext:value-type="string">
            <text:p>AKGDH</text:p>
          </table:table-cell>
          <table:table-cell table:style-name="ce58" office:value-type="float" office:value="-0.00000313896034286178" calcext:value-type="float">
            <text:p>-0.000003139</text:p>
          </table:table-cell>
          <table:table-cell table:style-name="ce58" office:value-type="float" office:value="0.689925703506458" calcext:value-type="float">
            <text:p>0.6899257035</text:p>
          </table:table-cell>
        </table:table-row>
        <table:table-row table:style-name="ro1">
          <table:table-cell table:style-name="ce45" office:value-type="string" calcext:value-type="string">
            <text:p>SUCOAS</text:p>
          </table:table-cell>
          <table:table-cell table:style-name="ce81" office:value-type="string" calcext:value-type="string">
            <text:p>It’s reversed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</text:p>
          </table:table-cell>
          <table:table-cell table:style-name="ce45" office:value-type="string" calcext:value-type="string">
            <text:p>SUCOAS</text:p>
          </table:table-cell>
          <table:table-cell table:style-name="ce58" office:value-type="float" office:value="-0.628595668531056" calcext:value-type="float">
            <text:p>-0.6285956685</text:p>
          </table:table-cell>
          <table:table-cell table:style-name="ce58" office:value-type="float" office:value="0.00000291347769625047" calcext:value-type="float">
            <text:p>2.91347769625047E-06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  <table:table-cell table:style-name="ce16" office:value-type="string" calcext:value-type="string">
            <text:p>SUCDi</text:p>
          </table:table-cell>
          <table:table-cell table:style-name="ce58" office:value-type="float" office:value="-0.0000057234064317452" calcext:value-type="float">
            <text:p>-5.7234064317452E-06</text:p>
          </table:table-cell>
          <table:table-cell table:style-name="ce58" office:value-type="float" office:value="0.429704885246893" calcext:value-type="float">
            <text:p>0.4297048852</text:p>
          </table:table-cell>
        </table:table-row>
        <table:table-row table:style-name="ro1">
          <table:table-cell table:style-name="ce45" office:value-type="string" calcext:value-type="string">
            <text:p>FU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  <table:table-cell table:style-name="ce45" office:value-type="string" calcext:value-type="string">
            <text:p>FUM</text:p>
          </table:table-cell>
          <table:table-cell table:style-name="ce58" office:value-type="float" office:value="-0.00000618124371891676" calcext:value-type="float">
            <text:p>-6.18124371891676E-06</text:p>
          </table:table-cell>
          <table:table-cell table:style-name="ce58" office:value-type="float" office:value="0.42969379674535" calcext:value-type="float">
            <text:p>0.4296937967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1</text:p>
          </table:table-cell>
          <table:table-cell table:style-name="ce50" office:value-type="string" calcext:value-type="string">
            <text:p>MDH2</text:p>
          </table:table-cell>
          <table:table-cell table:style-name="ce58" table:formula="of:=[.D46]-[.E47]" office:value-type="float" office:value="-9.84653898859517" calcext:value-type="float">
            <text:p>-9.8465389886</text:p>
          </table:table-cell>
          <table:table-cell table:style-name="ce58" table:formula="of:=[.E46]-[.D47]" office:value-type="float" office:value="10.1713439906374" calcext:value-type="float">
            <text:p>10.1713439906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table:style-name="ce70" office:value-type="string" calcext:value-type="string">
            <text:p>reverse from the top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ICL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  <table:table-cell table:style-name="ce43" office:value-type="string" calcext:value-type="string">
            <text:p>ICL</text:p>
          </table:table-cell>
          <table:table-cell table:style-name="ce58" office:value-type="float" office:value="-0.000000691165476520435" calcext:value-type="float">
            <text:p>-6.91165476520435E-07</text:p>
          </table:table-cell>
          <table:table-cell table:style-name="ce58" office:value-type="float" office:value="0.324793856492263" calcext:value-type="float">
            <text:p>0.3247938565</text:p>
          </table:table-cell>
        </table:table-row>
        <table:table-row table:style-name="ro1">
          <table:table-cell table:style-name="ce46" office:value-type="string" calcext:value-type="string">
            <text:p>MALS</text:p>
          </table:table-cell>
          <table:table-cell table:style-name="ce70" office:value-type="string" calcext:value-type="string">
            <text:p>plus H+ H2O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  <table:table-cell table:style-name="ce46" office:value-type="string" calcext:value-type="string">
            <text:p>MALS</text:p>
          </table:table-cell>
          <table:table-cell table:style-name="ce58" office:value-type="float" office:value="-0.000000708904685159966" calcext:value-type="float">
            <text:p>-7.08904685159966E-07</text:p>
          </table:table-cell>
          <table:table-cell table:style-name="ce58" office:value-type="float" office:value="0.324793611994922" calcext:value-type="float">
            <text:p>0.324793612</text:p>
          </table:table-cell>
        </table:table-row>
        <table:table-row table:style-name="ro1">
          <table:table-cell table:style-name="ce43" office:value-type="string" calcext:value-type="string">
            <text:p>PTAr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  <table:table-cell table:style-name="ce43" office:value-type="string" calcext:value-type="string">
            <text:p>PTAr</text:p>
          </table:table-cell>
          <table:table-cell table:style-name="ce58" office:value-type="float" office:value="-0.00000424330291143847" calcext:value-type="float">
            <text:p>-4.24330291143847E-06</text:p>
          </table:table-cell>
          <table:table-cell table:style-name="ce58" office:value-type="float" office:value="0.366628807472007" calcext:value-type="float">
            <text:p>0.3666288075</text:p>
          </table:table-cell>
        </table:table-row>
        <table:table-row table:style-name="ro1">
          <table:table-cell table:style-name="ce45" office:value-type="string" calcext:value-type="string">
            <text:p>ACKr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  <table:table-cell table:style-name="ce45" office:value-type="string" calcext:value-type="string">
            <text:p>ACKr</text:p>
          </table:table-cell>
          <table:table-cell table:style-name="ce58" office:value-type="float" office:value="-0.00000001405278063481" calcext:value-type="float">
            <text:p>-1.405278063481E-08</text:p>
          </table:table-cell>
          <table:table-cell table:style-name="ce58" office:value-type="float" office:value="0.352082266153257" calcext:value-type="float">
            <text:p>0.3520822662</text:p>
          </table:table-cell>
        </table:table-row>
        <table:table-row table:style-name="ro1">
          <table:table-cell table:style-name="ce55" office:value-type="string" calcext:value-type="string">
            <text:p>ACS"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  <table:table-cell table:style-name="ce55" office:value-type="string" calcext:value-type="string">
            <text:p>ACS</text:p>
          </table:table-cell>
          <table:table-cell table:style-name="ce58" office:value-type="float" office:value="-0.00000235304846216521" calcext:value-type="float">
            <text:p>-0.000002353</text:p>
          </table:table-cell>
          <table:table-cell table:style-name="ce58" office:value-type="float" office:value="0.352054182501867" calcext:value-type="float">
            <text:p>0.3520541825</text:p>
          </table:table-cell>
        </table:table-row>
        <table:table-row table:style-name="ro1">
          <table:table-cell table:style-name="ce49" office:value-type="string" calcext:value-type="string">
            <text:p>NADH16pp</text:p>
          </table:table-cell>
          <table:table-cell table:style-name="ce69" office:value-type="string" calcext:value-type="string">
            <text:p>different H+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  <table:table-cell table:style-name="ce49" office:value-type="string" calcext:value-type="string">
            <text:p>NADH16pp</text:p>
          </table:table-cell>
          <table:table-cell table:style-name="ce58" office:value-type="float" office:value="0.0000021109780305725" calcext:value-type="float">
            <text:p>0.000002111</text:p>
          </table:table-cell>
          <table:table-cell table:style-name="ce58" office:value-type="float" office:value="1.28815457793542" calcext:value-type="float">
            <text:p>1.2881545779</text:p>
          </table:table-cell>
        </table:table-row>
        <table:table-row table:style-name="ro1">
          <table:table-cell table:style-name="ce45" office:value-type="string" calcext:value-type="string">
            <text:p>NADH5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  <table:table-cell table:style-name="ce45" office:value-type="string" calcext:value-type="string">
            <text:p>NADH5</text:p>
          </table:table-cell>
          <table:table-cell table:style-name="ce58" office:value-type="float" office:value="0.00000208264083985641" calcext:value-type="float">
            <text:p>2.08264083985641E-06</text:p>
          </table:table-cell>
          <table:table-cell table:style-name="ce58" office:value-type="float" office:value="1.42403693181964" calcext:value-type="float">
            <text:p>1.4240369318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7</text:p>
          </table:table-cell>
          <table:table-cell table:number-columns-repeated="3"/>
        </table:table-row>
        <table:table-row table:style-name="ro1">
          <table:table-cell table:style-name="ce56" office:value-type="string" calcext:value-type="string">
            <text:p>CYTBO3_4pp</text:p>
          </table:table-cell>
          <table:table-cell office:value-type="string" calcext:value-type="string">
            <text:p>its half, different stochiometry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  <table:table-cell table:style-name="ce56" office:value-type="string" calcext:value-type="string">
            <text:p>CYTBO3_4pp</text:p>
          </table:table-cell>
          <table:table-cell table:style-name="ce58" office:value-type="float" office:value="0.000000351438451007501" calcext:value-type="float">
            <text:p>3.51438451007501E-07</text:p>
          </table:table-cell>
          <table:table-cell table:style-name="ce58" office:value-type="float" office:value="1.33143286274928" calcext:value-type="float">
            <text:p>1.3314328627</text:p>
          </table:table-cell>
        </table:table-row>
        <table:table-row table:style-name="ro1">
          <table:table-cell table:style-name="ce46" office:value-type="string" calcext:value-type="string">
            <text:p>ATPS4rpp</text:p>
          </table:table-cell>
          <table:table-cell table:style-name="ce70" office:value-type="string" calcext:value-type="string">
            <text:p>minus H+ plus H2O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  <table:table-cell table:style-name="ce46" office:value-type="string" calcext:value-type="string">
            <text:p>ATPS4rpp</text:p>
          </table:table-cell>
          <table:table-cell table:style-name="ce58" office:value-type="float" office:value="-0.00000430551197927912" calcext:value-type="float">
            <text:p>-4.30551197927912E-06</text:p>
          </table:table-cell>
          <table:table-cell table:style-name="ce58" office:value-type="float" office:value="3.72743597590596" calcext:value-type="float">
            <text:p>3.7274359759</text:p>
          </table:table-cell>
        </table:table-row>
        <table:table-row table:style-name="ro1">
          <table:table-cell table:style-name="ce43" office:value-type="string" calcext:value-type="string">
            <text:p>NADTRHD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  <table:table-cell table:style-name="ce43" office:value-type="string" calcext:value-type="string">
            <text:p>NADTRHD</text:p>
          </table:table-cell>
          <table:table-cell table:style-name="ce58" office:value-type="float" office:value="-0.259014139169854" calcext:value-type="float">
            <text:p>-0.2590141392</text:p>
          </table:table-cell>
          <table:table-cell table:style-name="ce58" office:value-type="float" office:value="0.558179141806176" calcext:value-type="float">
            <text:p>0.5581791418</text:p>
          </table:table-cell>
        </table:table-row>
        <table:table-row table:style-name="ro1">
          <table:table-cell table:style-name="ce44" office:value-type="string" calcext:value-type="string">
            <text:p>ADK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  <table:table-cell table:style-name="ce44" office:value-type="string" calcext:value-type="string">
            <text:p>ADK1</text:p>
          </table:table-cell>
          <table:table-cell table:style-name="ce58" office:value-type="float" office:value="-0.00000139537292816542" calcext:value-type="float">
            <text:p>-1.39537292816542E-06</text:p>
          </table:table-cell>
          <table:table-cell table:style-name="ce58" office:value-type="float" office:value="0.360832298136043" calcext:value-type="float">
            <text:p>0.3608322981</text:p>
          </table:table-cell>
        </table:table-row>
        <table:table-row table:style-name="ro1">
          <table:table-cell table:style-name="ce45" office:value-type="string" calcext:value-type="string">
            <text:p>ATP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  <table:table-cell table:style-name="ce45" office:value-type="string" calcext:value-type="string">
            <text:p>ATPM</text:p>
          </table:table-cell>
          <table:table-cell table:style-name="ce58" office:value-type="float" office:value="-2.37669192810996" calcext:value-type="float">
            <text:p>-2.3766919281</text:p>
          </table:table-cell>
          <table:table-cell table:style-name="ce58" office:value-type="float" office:value="3.87087791742171" calcext:value-type="float">
            <text:p>3.8708779174</text:p>
          </table:table-cell>
        </table:table-row>
        <table:table-row table:style-name="ro1">
          <table:table-cell table:style-name="ce44" office:value-type="string" calcext:value-type="string">
            <text:p>ADNCY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  <table:table-cell table:style-name="ce44" office:value-type="string" calcext:value-type="string">
            <text:p>ADNCYC</text:p>
          </table:table-cell>
          <table:table-cell table:style-name="ce58" office:value-type="float" office:value="-0.000000524819405608619" calcext:value-type="float">
            <text:p>-5.24819405608619E-07</text:p>
          </table:table-cell>
          <table:table-cell table:style-name="ce58" office:value-type="float" office:value="0.0307184459992762" calcext:value-type="float">
            <text:p>0.030718446</text:p>
          </table:table-cell>
        </table:table-row>
        <table:table-row table:style-name="ro1">
          <table:table-cell table:style-name="ce46" office:value-type="string" calcext:value-type="string">
            <text:p>PDE4</text:p>
          </table:table-cell>
          <table:table-cell table:style-name="ce70" office:value-type="string" calcext:value-type="string">
            <text:p>plus H2O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  <table:table-cell table:style-name="ce46" office:value-type="string" calcext:value-type="string">
            <text:p>PDE4</text:p>
          </table:table-cell>
          <table:table-cell table:style-name="ce58" office:value-type="float" office:value="-0.000000525181970539795" calcext:value-type="float">
            <text:p>-5.25181970539795E-07</text:p>
          </table:table-cell>
          <table:table-cell table:style-name="ce58" office:value-type="float" office:value="0.0307041273879167" calcext:value-type="float">
            <text:p>0.0307041274</text:p>
          </table:table-cell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5" table:style-name="ta1">
        <table:table-column table:style-name="co11" table:default-cell-style-name="ce45"/>
        <table:table-column table:style-name="co11" table:number-columns-repeated="2" table:default-cell-style-name="ce58"/>
        <table:table-row table:style-name="ro1">
          <table:table-cell table:style-name="ce42" office:value-type="string" calcext:value-type="string">
            <text:p>EX_glc_LPAREN_e_RPAREN_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table:style-name="ce42" office:value-type="string" calcext:value-type="string">
            <text:p>EX_ac_LPAREN_e_RPAREN_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43" office:value-type="string" calcext:value-type="string">
            <text:p>GLCtexi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</table:table-row>
        <table:table-row table:style-name="ro1">
          <table:table-cell table:style-name="ce44" office:value-type="string" calcext:value-type="string">
            <text:p>PItex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</table:table-row>
        <table:table-row table:style-name="ro1">
          <table:table-cell table:style-name="ce46" office:value-type="string" calcext:value-type="string">
            <text:p>ACACtex</text:p>
          </table:table-cell>
          <table:table-cell office:value-type="float" office:value="-0.000426022569592791" calcext:value-type="float">
            <text:p>-0.0004260226</text:p>
          </table:table-cell>
          <table:table-cell office:value-type="float" office:value="0.000174759275203015" calcext:value-type="float">
            <text:p>0.0001747593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</table:table-row>
        <table:table-row table:style-name="ro1">
          <table:table-cell table:style-name="ce42" office:value-type="string" calcext:value-type="string">
            <text:p>PIt2rpp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</table:table-row>
        <table:table-row table:style-name="ro1">
          <table:table-cell table:style-name="ce43"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</table:table-row>
        <table:table-row table:style-name="ro1">
          <table:table-cell table:style-name="ce44"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</table:table-row>
        <table:table-row table:style-name="ro1">
          <table:table-cell table:style-name="ce44"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</table:table-row>
        <table:table-row table:style-name="ro1">
          <table:table-cell table:style-name="ce44"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505300292790395" calcext:value-type="float">
            <text:p>-0.5053002928</text:p>
          </table:table-cell>
          <table:table-cell office:value-type="float" office:value="0.0000000164007038365006" calcext:value-type="float">
            <text:p>1.64007038365006E-08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484969661044" calcext:value-type="float">
            <text:p>-0.4484969661</text:p>
          </table:table-cell>
          <table:table-cell office:value-type="float" office:value="0.0000000161032508051582" calcext:value-type="float">
            <text:p>1.61032508051582E-08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</table:table-row>
        <table:table-row table:style-name="ro1">
          <table:table-cell table:style-name="ce46"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</table:table-row>
        <table:table-row table:style-name="ro1">
          <table:table-cell table:style-name="ce49" office:value-type="string" calcext:value-type="string">
            <text:p>G6PDH2r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</table:table-row>
        <table:table-row table:style-name="ro1">
          <table:table-cell table:style-name="ce50"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</table:table-row>
        <table:table-row table:style-name="ro1">
          <table:table-cell table:style-name="ce44"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101632323704678" calcext:value-type="float">
            <text:p>-0.1016323237</text:p>
          </table:table-cell>
          <table:table-cell office:value-type="float" office:value="0.0000887734027675204" calcext:value-type="float">
            <text:p>8.87734027675204E-05</text:p>
          </table:table-cell>
        </table:table-row>
        <table:table-row table:style-name="ro1">
          <table:table-cell table:style-name="ce49"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</table:table-row>
        <table:table-row table:style-name="ro1">
          <table:table-cell table:style-name="ce55"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</table:table-row>
        <table:table-row table:style-name="ro1">
          <table:table-cell table:style-name="ce49"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</table:table-row>
        <table:table-row table:style-name="ro1">
          <table:table-cell table:style-name="ce46" office:value-type="string" calcext:value-type="string">
            <text:p>ME1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</table:table-row>
        <table:table-row table:style-name="ro1">
          <table:table-cell table:style-name="ce49" office:value-type="string" calcext:value-type="string">
            <text:p>CS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628595668531056" calcext:value-type="float">
            <text:p>-0.6285956685</text:p>
          </table:table-cell>
          <table:table-cell office:value-type="float" office:value="0.00000291347769625047" calcext:value-type="float">
            <text:p>2.91347769625047E-06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office:value-type="float" office:value="-9.84652331402211" calcext:value-type="float">
            <text:p>-9.846523314</text:p>
          </table:table-cell>
          <table:table-cell office:value-type="float" office:value="10.1713285290937" calcext:value-type="float">
            <text:p>10.1713285291</text:p>
          </table:table-cell>
        </table:table-row>
        <table:table-row table:style-name="ro1">
          <table:table-cell table:style-name="ce43" office:value-type="string" calcext:value-type="string">
            <text:p>ICL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</table:table-row>
        <table:table-row table:style-name="ro1">
          <table:table-cell table:style-name="ce46" office:value-type="string" calcext:value-type="string">
            <text:p>MALS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</table:table-row>
        <table:table-row table:style-name="ro1">
          <table:table-cell table:style-name="ce43" office:value-type="string" calcext:value-type="string">
            <text:p>PTAr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</table:table-row>
        <table:table-row table:style-name="ro1">
          <table:table-cell table:style-name="ce55"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</table:table-row>
        <table:table-row table:style-name="ro1">
          <table:table-cell table:style-name="ce49" office:value-type="string" calcext:value-type="string">
            <text:p>NADH16pp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</table:table-row>
        <table:table-row table:style-name="ro1">
          <table:table-cell table:style-name="ce56" office:value-type="string" calcext:value-type="string">
            <text:p>CYTBO3_4pp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</table:table-row>
        <table:table-row table:style-name="ro1">
          <table:table-cell table:style-name="ce46" office:value-type="string" calcext:value-type="string">
            <text:p>ATPS4rpp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</table:table-row>
        <table:table-row table:style-name="ro1">
          <table:table-cell table:style-name="ce43" office:value-type="string" calcext:value-type="string">
            <text:p>NADTRHD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</table:table-row>
        <table:table-row table:style-name="ro1">
          <table:table-cell table:style-name="ce44" office:value-type="string" calcext:value-type="string">
            <text:p>ADK1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</table:table-row>
        <table:table-row table:style-name="ro1">
          <table:table-cell table:style-name="ce44" office:value-type="string" calcext:value-type="string">
            <text:p>ADNCYC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</table:table-row>
        <table:table-row table:style-name="ro1">
          <table:table-cell table:style-name="ce46" office:value-type="string" calcext:value-type="string">
            <text:p>PDE4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</table:table-row>
      </table:table>
      <table:named-expressions/>
      <table:database-ranges>
        <table:database-range table:name="Fluxess" table:target-range-address="Fluxes.A1:Fluxes.C6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4:35:55.815158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31:08.471434565</meta:creation-date>
    <dc:date>2018-07-26T15:30:48.801847206</dc:date>
    <meta:editing-duration>PT9H41M34S</meta:editing-duration>
    <meta:editing-cycles>13</meta:editing-cycles>
    <meta:generator>LibreOffice/5.1.6.2$Linux_X86_64 LibreOffice_project/10m0$Build-2</meta:generator>
    <meta:document-statistic meta:table-count="5" meta:cell-count="1922" meta:object-count="0"/>
  </office:meta>
</office:document-meta>
</file>